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5.228cm"/>
    </style:style>
    <style:style style:name="co8" style:family="table-column">
      <style:table-column-properties fo:break-before="auto" style:column-width="4.03cm"/>
    </style:style>
    <style:style style:name="co9" style:family="table-column">
      <style:table-column-properties fo:break-before="auto" style:column-width="4.276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3.621cm"/>
    </style:style>
    <style:style style:name="co14" style:family="table-column">
      <style:table-column-properties fo:break-before="auto" style:column-width="3.321cm"/>
    </style:style>
    <style:style style:name="co15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urrent Business Model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style-name="Default"/>
          <table:table-cell table:style-name="ce1" office:value-type="string" calcext:value-type="string">
            <text:p>Early</text:p>
          </table:table-cell>
          <table:table-cell table:style-name="ce1" office:value-type="string" calcext:value-type="string">
            <text:p>Expansion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Early</text:p>
          </table:table-cell>
          <table:table-cell table:style-name="ce1" office:value-type="string" calcext:value-type="string">
            <text:p>Expansion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Req Aud: Early</text:p>
          </table:table-cell>
          <table:table-cell/>
          <table:table-cell table:style-name="ce1" office:value-type="string" calcext:value-type="string">
            <text:p>Req Aud: Expansion</text:p>
          </table:table-cell>
          <table:table-cell/>
          <table:table-cell table:style-name="ce1" office:value-type="string" calcext:value-type="string">
            <text:p>Req Aud: Full</text:p>
          </table:table-cell>
          <table:table-cell/>
        </table:table-row>
        <table:table-row table:style-name="ro1">
          <table:table-cell office:value-type="string" calcext:value-type="string">
            <text:p>Members Cohort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2" table:formula="of:=[.B2]*[.B6]" office:value-type="currency" office:currency="CAD" office:value="1800" calcext:value-type="currency">
            <text:p>$1,800.00</text:p>
          </table:table-cell>
          <table:table-cell table:style-name="ce2" table:formula="of:=[.C2]*[.C6]" office:value-type="currency" office:currency="CAD" office:value="2700" calcext:value-type="currency">
            <text:p>$2,700.00</text:p>
          </table:table-cell>
          <table:table-cell table:style-name="ce2" table:formula="of:=[.D2]*[.D6]" office:value-type="currency" office:currency="CAD" office:value="3600" calcext:value-type="currency">
            <text:p>$3,600.00</text:p>
          </table:table-cell>
          <table:table-cell table:style-name="ce3" office:value-type="percentage" office:value="0.005" calcext:value-type="percentage">
            <text:p>0.50%</text:p>
          </table:table-cell>
          <table:table-cell table:formula="of:=[.B$5]/[.$H2]" office:value-type="float" office:value="8800" calcext:value-type="float">
            <text:p>8800</text:p>
          </table:table-cell>
          <table:table-cell table:style-name="ce2" table:formula="of:=([.I3]/1000)*[.$I$11]" office:value-type="currency" office:currency="CAD" office:value="440" calcext:value-type="currency">
            <text:p>$440.00</text:p>
          </table:table-cell>
          <table:table-cell table:formula="of:=[.C$5]/[.$H3]" office:value-type="float" office:value="6800" calcext:value-type="float">
            <text:p>6800</text:p>
          </table:table-cell>
          <table:table-cell table:style-name="ce2" table:formula="of:=([.K2]/1000)*[.$I$11]" office:value-type="currency" office:currency="CAD" office:value="680" calcext:value-type="currency">
            <text:p>$680.00</text:p>
          </table:table-cell>
          <table:table-cell table:formula="of:=[.D$5]/[.$H3]" office:value-type="float" office:value="9600" calcext:value-type="float">
            <text:p>9600</text:p>
          </table:table-cell>
          <table:table-cell table:style-name="ce2" table:formula="of:=([.M2]/1000)*[.$I$11]" office:value-type="currency" office:currency="CAD" office:value="960" calcext:value-type="currency">
            <text:p>$960.00</text:p>
          </table:table-cell>
        </table:table-row>
        <table:table-row table:style-name="ro1">
          <table:table-cell office:value-type="string" calcext:value-type="string">
            <text:p>Members Spectator + Materi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2" table:formula="of:=[.B3]*[.B7]" office:value-type="currency" office:currency="CAD" office:value="900" calcext:value-type="currency">
            <text:p>$900.00</text:p>
          </table:table-cell>
          <table:table-cell table:style-name="ce2" table:formula="of:=[.C3]*[.C7]" office:value-type="currency" office:currency="CAD" office:value="1600" calcext:value-type="currency">
            <text:p>$1,600.00</text:p>
          </table:table-cell>
          <table:table-cell table:style-name="ce2" table:formula="of:=[.D3]*[.D7]" office:value-type="currency" office:currency="CAD" office:value="3600" calcext:value-type="currency">
            <text:p>$3,600.00</text:p>
          </table:table-cell>
          <table:table-cell table:style-name="ce3" office:value-type="percentage" office:value="0.01" calcext:value-type="percentage">
            <text:p>1.00%</text:p>
          </table:table-cell>
          <table:table-cell table:formula="of:=[.B$5]/[.$H3]" office:value-type="float" office:value="4400" calcext:value-type="float">
            <text:p>4400</text:p>
          </table:table-cell>
          <table:table-cell table:style-name="ce2" table:formula="of:=([.I4]/1000)*[.$I$11]" office:value-type="currency" office:currency="CAD" office:value="293.333333333333" calcext:value-type="currency">
            <text:p>$293.33</text:p>
          </table:table-cell>
          <table:table-cell table:formula="of:=[.C$5]/[.$H4]" office:value-type="float" office:value="4533.33333333333" calcext:value-type="float">
            <text:p>4533.33333333333</text:p>
          </table:table-cell>
          <table:table-cell table:style-name="ce2" table:formula="of:=([.K3]/1000)*[.$I$11]" office:value-type="currency" office:currency="CAD" office:value="453.333333333333" calcext:value-type="currency">
            <text:p>$453.33</text:p>
          </table:table-cell>
          <table:table-cell table:formula="of:=[.D$5]/[.$H4]" office:value-type="float" office:value="6400" calcext:value-type="float">
            <text:p>6400</text:p>
          </table:table-cell>
          <table:table-cell table:style-name="ce2" table:formula="of:=([.M3]/1000)*[.$I$11]" office:value-type="currency" office:currency="CAD" office:value="640" calcext:value-type="currency">
            <text:p>$640.00</text:p>
          </table:table-cell>
        </table:table-row>
        <table:table-row table:style-name="ro1">
          <table:table-cell office:value-type="string" calcext:value-type="string">
            <text:p>Members Materials Only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ce2" table:formula="of:=[.B4]*[.B8]" office:value-type="currency" office:currency="CAD" office:value="1000" calcext:value-type="currency">
            <text:p>$1,000.00</text:p>
          </table:table-cell>
          <table:table-cell table:style-name="ce2" table:formula="of:=[.C4]*[.C8]" office:value-type="currency" office:currency="CAD" office:value="3000" calcext:value-type="currency">
            <text:p>$3,000.00</text:p>
          </table:table-cell>
          <table:table-cell table:style-name="ce2" table:formula="of:=[.D4]*[.D8]" office:value-type="currency" office:currency="CAD" office:value="6000" calcext:value-type="currency">
            <text:p>$6,000.00</text:p>
          </table:table-cell>
          <table:table-cell table:style-name="ce3" office:value-type="percentage" office:value="0.015" calcext:value-type="percentage">
            <text:p>1.50%</text:p>
          </table:table-cell>
          <table:table-cell table:formula="of:=[.B$5]/[.$H4]" office:value-type="float" office:value="2933.33333333333" calcext:value-type="float">
            <text:p>2933.33333333333</text:p>
          </table:table-cell>
          <table:table-cell table:style-name="ce2" table:formula="of:=([.I5]/1000)*[.$I$11]" office:value-type="currency" office:currency="CAD" office:value="220" calcext:value-type="currency">
            <text:p>$220.00</text:p>
          </table:table-cell>
          <table:table-cell table:formula="of:=[.C$5]/[.$H5]" office:value-type="float" office:value="3400" calcext:value-type="float">
            <text:p>3400</text:p>
          </table:table-cell>
          <table:table-cell table:style-name="ce2" table:formula="of:=([.K4]/1000)*[.$I$11]" office:value-type="currency" office:currency="CAD" office:value="340" calcext:value-type="currency">
            <text:p>$340.00</text:p>
          </table:table-cell>
          <table:table-cell table:formula="of:=[.D$5]/[.$H5]" office:value-type="float" office:value="4800" calcext:value-type="float">
            <text:p>4800</text:p>
          </table:table-cell>
          <table:table-cell table:style-name="ce2" table:formula="of:=([.M4]/1000)*[.$I$11]" office:value-type="currency" office:currency="CAD" office:value="480" calcext:value-type="currency">
            <text:p>$480.00</text:p>
          </table:table-cell>
        </table:table-row>
        <table:table-row table:style-name="ro1">
          <table:table-cell office:value-type="string" calcext:value-type="string">
            <text:p>Members Total</text:p>
          </table:table-cell>
          <table:table-cell table:formula="of:=SUM([.B2:.B4])" office:value-type="float" office:value="44" calcext:value-type="float">
            <text:p>44</text:p>
          </table:table-cell>
          <table:table-cell table:formula="of:=SUM([.C2:.C4])" office:value-type="float" office:value="68" calcext:value-type="float">
            <text:p>68</text:p>
          </table:table-cell>
          <table:table-cell table:formula="of:=SUM([.D2:.D4])" office:value-type="float" office:value="96" calcext:value-type="float">
            <text:p>96</text:p>
          </table:table-cell>
          <table:table-cell table:style-name="ce2" table:formula="of:=SUM([.E2:.E4])" office:value-type="currency" office:currency="CAD" office:value="3700" calcext:value-type="currency">
            <text:p>$3,700.00</text:p>
          </table:table-cell>
          <table:table-cell table:style-name="ce2" table:formula="of:=SUM([.F2:.F4])" office:value-type="currency" office:currency="CAD" office:value="7300" calcext:value-type="currency">
            <text:p>$7,300.00</text:p>
          </table:table-cell>
          <table:table-cell table:style-name="ce2" table:formula="of:=SUM([.G2:.G4])" office:value-type="currency" office:currency="CAD" office:value="13200" calcext:value-type="currency">
            <text:p>$13,200.00</text:p>
          </table:table-cell>
          <table:table-cell table:style-name="ce3" office:value-type="percentage" office:value="0.02" calcext:value-type="percentage">
            <text:p>2.00%</text:p>
          </table:table-cell>
          <table:table-cell table:formula="of:=[.B$5]/[.$H5]" office:value-type="float" office:value="2200" calcext:value-type="float">
            <text:p>2200</text:p>
          </table:table-cell>
          <table:table-cell table:style-name="ce2" table:formula="of:=([.I6]/1000)*[.$I$11]" office:value-type="currency" office:currency="CAD" office:value="176" calcext:value-type="currency">
            <text:p>$176.00</text:p>
          </table:table-cell>
          <table:table-cell table:formula="of:=[.C$5]/[.$H6]" office:value-type="float" office:value="2720" calcext:value-type="float">
            <text:p>2720</text:p>
          </table:table-cell>
          <table:table-cell table:style-name="ce2" table:formula="of:=([.K5]/1000)*[.$I$11]" office:value-type="currency" office:currency="CAD" office:value="272" calcext:value-type="currency">
            <text:p>$272.00</text:p>
          </table:table-cell>
          <table:table-cell table:formula="of:=[.D$5]/[.$H6]" office:value-type="float" office:value="3840" calcext:value-type="float">
            <text:p>3840</text:p>
          </table:table-cell>
          <table:table-cell table:style-name="ce2" table:formula="of:=([.M5]/1000)*[.$I$11]" office:value-type="currency" office:currency="CAD" office:value="384" calcext:value-type="currency">
            <text:p>$384.00</text:p>
          </table:table-cell>
        </table:table-row>
        <table:table-row table:style-name="ro1">
          <table:table-cell office:value-type="string" calcext:value-type="string">
            <text:p>Price Cohort</text:p>
          </table:table-cell>
          <table:table-cell table:style-name="ce2" office:value-type="currency" office:currency="CAD" office:value="150" calcext:value-type="currency">
            <text:p>$150.00</text:p>
          </table:table-cell>
          <table:table-cell table:style-name="ce2" office:value-type="currency" office:currency="CAD" office:value="225" calcext:value-type="currency">
            <text:p>$225.00</text:p>
          </table:table-cell>
          <table:table-cell table:style-name="ce2" office:value-type="currency" office:currency="CAD" office:value="300" calcext:value-type="currency">
            <text:p>$300.00</text:p>
          </table:table-cell>
          <table:table-cell table:number-columns-repeated="3"/>
          <table:table-cell table:style-name="ce3" office:value-type="percentage" office:value="0.025" calcext:value-type="percentage">
            <text:p>2.50%</text:p>
          </table:table-cell>
          <table:table-cell table:formula="of:=[.B$5]/[.$H6]" office:value-type="float" office:value="1760" calcext:value-type="float">
            <text:p>1760</text:p>
          </table:table-cell>
          <table:table-cell table:style-name="ce2" table:formula="of:=([.I7]/1000)*[.$I$11]" office:value-type="currency" office:currency="CAD" office:value="110" calcext:value-type="currency">
            <text:p>$110.00</text:p>
          </table:table-cell>
          <table:table-cell table:formula="of:=[.C$5]/[.$H7]" office:value-type="float" office:value="1700" calcext:value-type="float">
            <text:p>1700</text:p>
          </table:table-cell>
          <table:table-cell table:style-name="ce2" table:formula="of:=([.K6]/1000)*[.$I$11]" office:value-type="currency" office:currency="CAD" office:value="170" calcext:value-type="currency">
            <text:p>$170.00</text:p>
          </table:table-cell>
          <table:table-cell table:formula="of:=[.D$5]/[.$H7]" office:value-type="float" office:value="2400" calcext:value-type="float">
            <text:p>2400</text:p>
          </table:table-cell>
          <table:table-cell table:style-name="ce2" table:formula="of:=([.M6]/1000)*[.$I$11]" office:value-type="currency" office:currency="CAD" office:value="240" calcext:value-type="currency">
            <text:p>$240.00</text:p>
          </table:table-cell>
        </table:table-row>
        <table:table-row table:style-name="ro1">
          <table:table-cell office:value-type="string" calcext:value-type="string">
            <text:p>Price Spectator + Materials</text:p>
          </table:table-cell>
          <table:table-cell table:style-name="ce2" office:value-type="currency" office:currency="CAD" office:value="75" calcext:value-type="currency">
            <text:p>$75.00</text:p>
          </table:table-cell>
          <table:table-cell table:style-name="ce2" office:value-type="currency" office:currency="CAD" office:value="100" calcext:value-type="currency">
            <text:p>$100.00</text:p>
          </table:table-cell>
          <table:table-cell table:style-name="ce2" office:value-type="currency" office:currency="CAD" office:value="150" calcext:value-type="currency">
            <text:p>$150.00</text:p>
          </table:table-cell>
          <table:table-cell table:style-name="ce1" office:value-type="string" calcext:value-type="string">
            <text:p>Attrition Remainder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3" office:value-type="percentage" office:value="0.04" calcext:value-type="percentage">
            <text:p>4.00%</text:p>
          </table:table-cell>
          <table:table-cell table:formula="of:=[.B$5]/[.$H7]" office:value-type="float" office:value="1100" calcext:value-type="float">
            <text:p>1100</text:p>
          </table:table-cell>
          <table:table-cell table:style-name="ce2" table:formula="of:=([.I8]/1000)*[.$I$11]" office:value-type="currency" office:currency="CAD" office:value="88" calcext:value-type="currency">
            <text:p>$88.00</text:p>
          </table:table-cell>
          <table:table-cell table:formula="of:=[.C$5]/[.$H8]" office:value-type="float" office:value="1360" calcext:value-type="float">
            <text:p>1360</text:p>
          </table:table-cell>
          <table:table-cell table:style-name="ce2" table:formula="of:=([.K7]/1000)*[.$I$11]" office:value-type="currency" office:currency="CAD" office:value="136" calcext:value-type="currency">
            <text:p>$136.00</text:p>
          </table:table-cell>
          <table:table-cell table:formula="of:=[.D$5]/[.$H8]" office:value-type="float" office:value="1920" calcext:value-type="float">
            <text:p>1920</text:p>
          </table:table-cell>
          <table:table-cell table:style-name="ce2" table:formula="of:=([.M7]/1000)*[.$I$11]" office:value-type="currency" office:currency="CAD" office:value="192" calcext:value-type="currency">
            <text:p>$192.00</text:p>
          </table:table-cell>
        </table:table-row>
        <table:table-row table:style-name="ro1">
          <table:table-cell office:value-type="string" calcext:value-type="string">
            <text:p>Price Materials Only</text:p>
          </table:table-cell>
          <table:table-cell table:style-name="ce2" office:value-type="currency" office:currency="CAD" office:value="50" calcext:value-type="currency">
            <text:p>$50.00</text:p>
          </table:table-cell>
          <table:table-cell table:style-name="ce2" office:value-type="currency" office:currency="CAD" office:value="75" calcext:value-type="currency">
            <text:p>$75.00</text:p>
          </table:table-cell>
          <table:table-cell table:style-name="ce2" office:value-type="currency" office:currency="CAD" office:value="100" calcext:value-type="currency">
            <text:p>$100.00</text:p>
          </table:table-cell>
          <table:table-cell table:style-name="ce1" office:value-type="string" calcext:value-type="string">
            <text:p>Retain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3" office:value-type="percentage" office:value="0.05" calcext:value-type="percentage">
            <text:p>5.00%</text:p>
          </table:table-cell>
          <table:table-cell table:formula="of:=[.B$5]/[.$H8]" office:value-type="float" office:value="880" calcext:value-type="float">
            <text:p>880</text:p>
          </table:table-cell>
          <table:table-cell table:style-name="ce2" table:formula="of:=([.I9]/1000)*[.$I$11]" office:value-type="currency" office:currency="CAD" office:value="62.8571428571429" calcext:value-type="currency">
            <text:p>$62.86</text:p>
          </table:table-cell>
          <table:table-cell table:formula="of:=[.C$5]/[.$H9]" office:value-type="float" office:value="971.428571428571" calcext:value-type="float">
            <text:p>971.428571428571</text:p>
          </table:table-cell>
          <table:table-cell table:style-name="ce2" table:formula="of:=([.K8]/1000)*[.$I$11]" office:value-type="currency" office:currency="CAD" office:value="97.1428571428571" calcext:value-type="currency">
            <text:p>$97.14</text:p>
          </table:table-cell>
          <table:table-cell table:formula="of:=[.D$5]/[.$H9]" office:value-type="float" office:value="1371.42857142857" calcext:value-type="float">
            <text:p>1371.42857142857</text:p>
          </table:table-cell>
          <table:table-cell table:style-name="ce2" table:formula="of:=([.M8]/1000)*[.$I$11]" office:value-type="currency" office:currency="CAD" office:value="137.142857142857" calcext:value-type="currency">
            <text:p>$137.14</text:p>
          </table:table-cell>
        </table:table-row>
        <table:table-row table:style-name="ro1">
          <table:table-cell office:value-type="string" calcext:value-type="string">
            <text:p>Price Total</text:p>
          </table:table-cell>
          <table:table-cell table:style-name="ce2" table:formula="of:=SUM([.B6:.B8])" office:value-type="currency" office:currency="CAD" office:value="275" calcext:value-type="currency">
            <text:p>$275.00</text:p>
          </table:table-cell>
          <table:table-cell table:style-name="ce2" table:formula="of:=SUM([.C6:.C8])" office:value-type="currency" office:currency="CAD" office:value="400" calcext:value-type="currency">
            <text:p>$400.00</text:p>
          </table:table-cell>
          <table:table-cell table:style-name="ce2" table:formula="of:=SUM([.D6:.D8])" office:value-type="currency" office:currency="CAD" office:value="550" calcext:value-type="currency">
            <text:p>$550.00</text:p>
          </table:table-cell>
          <table:table-cell table:number-columns-repeated="3"/>
          <table:table-cell table:style-name="ce3" office:value-type="percentage" office:value="0.07" calcext:value-type="percentage">
            <text:p>7.00%</text:p>
          </table:table-cell>
          <table:table-cell table:formula="of:=[.B$5]/[.$H9]" office:value-type="float" office:value="628.571428571429" calcext:value-type="float">
            <text:p>628.571428571429</text:p>
          </table:table-cell>
          <table:table-cell table:style-name="ce2" table:formula="of:=([.I9]/1000)*[.$I$11]" office:value-type="currency" office:currency="CAD" office:value="62.8571428571429" calcext:value-type="currency">
            <text:p>$62.86</text:p>
          </table:table-cell>
          <table:table-cell table:formula="of:=[.C$5]/[.$H9]" office:value-type="float" office:value="971.428571428571" calcext:value-type="float">
            <text:p>971.428571428571</text:p>
          </table:table-cell>
          <table:table-cell table:style-name="ce2" table:formula="of:=([.K9]/1000)*[.$I$11]" office:value-type="currency" office:currency="CAD" office:value="97.1428571428571" calcext:value-type="currency">
            <text:p>$97.14</text:p>
          </table:table-cell>
          <table:table-cell table:formula="of:=[.D$5]/[.$H9]" office:value-type="float" office:value="1371.42857142857" calcext:value-type="float">
            <text:p>1371.42857142857</text:p>
          </table:table-cell>
          <table:table-cell table:style-name="ce2" table:formula="of:=([.M9]/1000)*[.$I$11]" office:value-type="currency" office:currency="CAD" office:value="137.142857142857" calcext:value-type="currency">
            <text:p>$137.14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CPM</text:p>
          </table:table-cell>
          <table:table-cell table:style-name="ce2" office:value-type="currency" office:currency="CAD" office:value="100" calcext:value-type="currency">
            <text:p>$100.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ort 1</text:p>
          </table:table-cell>
          <table:table-cell table:style-name="ce2" table:formula="of:=[.$E$5]" office:value-type="currency" office:currency="CAD" office:value="3700" calcext:value-type="currency">
            <text:p>$3,700.00</text:p>
          </table:table-cell>
          <table:table-cell table:style-name="ce2" table:formula="of:=[.B15]*[.$F$7]" office:value-type="currency" office:currency="CAD" office:value="1850" calcext:value-type="currency">
            <text:p>$1,850.00</text:p>
          </table:table-cell>
          <table:table-cell table:style-name="ce2" table:formula="of:=[.C15]*[.$F$7]" office:value-type="currency" office:currency="CAD" office:value="925" calcext:value-type="currency">
            <text:p>$925.00</text:p>
          </table:table-cell>
          <table:table-cell table:style-name="ce2" table:formula="of:=[.D15]*[.$F$7]" office:value-type="currency" office:currency="CAD" office:value="462.5" calcext:value-type="currency">
            <text:p>$462.50</text:p>
          </table:table-cell>
          <table:table-cell table:style-name="ce2" table:formula="of:=[.E15]*[.$F$7]" office:value-type="currency" office:currency="CAD" office:value="231.25" calcext:value-type="currency">
            <text:p>$231.25</text:p>
          </table:table-cell>
          <table:table-cell table:style-name="ce2" table:formula="of:=[.F15]*[.$F$7]" office:value-type="currency" office:currency="CAD" office:value="115.625" calcext:value-type="currency">
            <text:p>$115.63</text:p>
          </table:table-cell>
          <table:table-cell table:style-name="ce2" table:formula="of:=[.G15]*[.$F$7]" office:value-type="currency" office:currency="CAD" office:value="57.8125" calcext:value-type="currency">
            <text:p>$57.81</text:p>
          </table:table-cell>
          <table:table-cell table:style-name="ce2" table:formula="of:=[.H15]*[.$F$7]" office:value-type="currency" office:currency="CAD" office:value="28.90625" calcext:value-type="currency">
            <text:p>$28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ort 2</text:p>
          </table:table-cell>
          <table:table-cell/>
          <table:table-cell table:style-name="ce2" table:formula="of:=[.$E$5]" office:value-type="currency" office:currency="CAD" office:value="3700" calcext:value-type="currency">
            <text:p>$3,700.00</text:p>
          </table:table-cell>
          <table:table-cell table:style-name="ce2" table:formula="of:=[.C16]*[.$F$7]" office:value-type="currency" office:currency="CAD" office:value="1850" calcext:value-type="currency">
            <text:p>$1,850.00</text:p>
          </table:table-cell>
          <table:table-cell table:style-name="ce2" table:formula="of:=[.D16]*[.$F$7]" office:value-type="currency" office:currency="CAD" office:value="925" calcext:value-type="currency">
            <text:p>$925.00</text:p>
          </table:table-cell>
          <table:table-cell table:style-name="ce2" table:formula="of:=[.E16]*[.$F$7]" office:value-type="currency" office:currency="CAD" office:value="462.5" calcext:value-type="currency">
            <text:p>$462.50</text:p>
          </table:table-cell>
          <table:table-cell table:style-name="ce2" table:formula="of:=[.F16]*[.$F$7]" office:value-type="currency" office:currency="CAD" office:value="231.25" calcext:value-type="currency">
            <text:p>$231.25</text:p>
          </table:table-cell>
          <table:table-cell table:style-name="ce2" table:formula="of:=[.G16]*[.$F$7]" office:value-type="currency" office:currency="CAD" office:value="115.625" calcext:value-type="currency">
            <text:p>$115.63</text:p>
          </table:table-cell>
          <table:table-cell table:style-name="ce2" table:formula="of:=[.H16]*[.$F$7]" office:value-type="currency" office:currency="CAD" office:value="57.8125" calcext:value-type="currency">
            <text:p>$57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ort 3</text:p>
          </table:table-cell>
          <table:table-cell table:number-columns-repeated="2"/>
          <table:table-cell table:style-name="ce2" table:formula="of:=[.$F$5]" office:value-type="currency" office:currency="CAD" office:value="7300" calcext:value-type="currency">
            <text:p>$7,300.00</text:p>
          </table:table-cell>
          <table:table-cell table:style-name="ce2" table:formula="of:=[.D17]*[.$F$7]" office:value-type="currency" office:currency="CAD" office:value="3650" calcext:value-type="currency">
            <text:p>$3,650.00</text:p>
          </table:table-cell>
          <table:table-cell table:style-name="ce2" table:formula="of:=[.E17]*[.$F$7]" office:value-type="currency" office:currency="CAD" office:value="1825" calcext:value-type="currency">
            <text:p>$1,825.00</text:p>
          </table:table-cell>
          <table:table-cell table:style-name="ce2" table:formula="of:=[.F17]*[.$F$7]" office:value-type="currency" office:currency="CAD" office:value="912.5" calcext:value-type="currency">
            <text:p>$912.50</text:p>
          </table:table-cell>
          <table:table-cell table:style-name="ce2" table:formula="of:=[.G17]*[.$F$7]" office:value-type="currency" office:currency="CAD" office:value="456.25" calcext:value-type="currency">
            <text:p>$456.25</text:p>
          </table:table-cell>
          <table:table-cell table:style-name="ce2" table:formula="of:=[.H17]*[.$F$7]" office:value-type="currency" office:currency="CAD" office:value="228.125" calcext:value-type="currency">
            <text:p>$228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ort 4</text:p>
          </table:table-cell>
          <table:table-cell table:number-columns-repeated="3"/>
          <table:table-cell table:style-name="ce2" table:formula="of:=[.$F$5]" office:value-type="currency" office:currency="CAD" office:value="7300" calcext:value-type="currency">
            <text:p>$7,300.00</text:p>
          </table:table-cell>
          <table:table-cell table:style-name="ce2" table:formula="of:=[.E18]*[.$F$7]" office:value-type="currency" office:currency="CAD" office:value="3650" calcext:value-type="currency">
            <text:p>$3,650.00</text:p>
          </table:table-cell>
          <table:table-cell table:style-name="ce2" table:formula="of:=[.F18]*[.$F$7]" office:value-type="currency" office:currency="CAD" office:value="1825" calcext:value-type="currency">
            <text:p>$1,825.00</text:p>
          </table:table-cell>
          <table:table-cell table:style-name="ce2" table:formula="of:=[.G18]*[.$F$7]" office:value-type="currency" office:currency="CAD" office:value="912.5" calcext:value-type="currency">
            <text:p>$912.50</text:p>
          </table:table-cell>
          <table:table-cell table:style-name="ce2" table:formula="of:=[.H18]*[.$F$7]" office:value-type="currency" office:currency="CAD" office:value="456.25" calcext:value-type="currency">
            <text:p>$45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ort 5</text:p>
          </table:table-cell>
          <table:table-cell table:number-columns-repeated="4"/>
          <table:table-cell table:style-name="ce2" table:formula="of:=[.$G$5]" office:value-type="currency" office:currency="CAD" office:value="13200" calcext:value-type="currency">
            <text:p>$13,200.00</text:p>
          </table:table-cell>
          <table:table-cell table:style-name="ce2" table:formula="of:=[.F19]*[.$F$7]" office:value-type="currency" office:currency="CAD" office:value="6600" calcext:value-type="currency">
            <text:p>$6,600.00</text:p>
          </table:table-cell>
          <table:table-cell table:style-name="ce2" table:formula="of:=[.G19]*[.$F$7]" office:value-type="currency" office:currency="CAD" office:value="3300" calcext:value-type="currency">
            <text:p>$3,300.00</text:p>
          </table:table-cell>
          <table:table-cell table:style-name="ce2" table:formula="of:=[.H19]*[.$F$7]" office:value-type="currency" office:currency="CAD" office:value="1650" calcext:value-type="currency">
            <text:p>$1,65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ort 6</text:p>
          </table:table-cell>
          <table:table-cell table:number-columns-repeated="5"/>
          <table:table-cell table:style-name="ce2" table:formula="of:=[.$G$5]" office:value-type="currency" office:currency="CAD" office:value="13200" calcext:value-type="currency">
            <text:p>$13,200.00</text:p>
          </table:table-cell>
          <table:table-cell table:style-name="ce2" table:formula="of:=[.G20]*[.$F$7]" office:value-type="currency" office:currency="CAD" office:value="6600" calcext:value-type="currency">
            <text:p>$6,600.00</text:p>
          </table:table-cell>
          <table:table-cell table:style-name="ce2" table:formula="of:=[.H20]*[.$F$7]" office:value-type="currency" office:currency="CAD" office:value="3300" calcext:value-type="currency">
            <text:p>$3,3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ort 7</text:p>
          </table:table-cell>
          <table:table-cell table:number-columns-repeated="6"/>
          <table:table-cell table:style-name="ce2" table:formula="of:=[.$G$5]" office:value-type="currency" office:currency="CAD" office:value="13200" calcext:value-type="currency">
            <text:p>$13,200.00</text:p>
          </table:table-cell>
          <table:table-cell table:style-name="ce2" table:formula="of:=[.H21]*[.$F$7]" office:value-type="currency" office:currency="CAD" office:value="6600" calcext:value-type="currency">
            <text:p>$6,6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ort 8</text:p>
          </table:table-cell>
          <table:table-cell table:number-columns-repeated="7"/>
          <table:table-cell table:style-name="ce2" table:formula="of:=[.$G$5]" office:value-type="currency" office:currency="CAD" office:value="13200" calcext:value-type="currency">
            <text:p>$13,200.00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Monthly Total</text:p>
          </table:table-cell>
          <table:table-cell table:formula="of:=SUM([.B15:.B22])" office:value-type="float" office:value="3700" calcext:value-type="float">
            <text:p>3700</text:p>
          </table:table-cell>
          <table:table-cell table:formula="of:=SUM([.C15:.C22])" office:value-type="float" office:value="5550" calcext:value-type="float">
            <text:p>5550</text:p>
          </table:table-cell>
          <table:table-cell table:formula="of:=SUM([.D15:.D22])" office:value-type="float" office:value="10075" calcext:value-type="float">
            <text:p>10075</text:p>
          </table:table-cell>
          <table:table-cell table:formula="of:=SUM([.E15:.E22])" office:value-type="float" office:value="12337.5" calcext:value-type="float">
            <text:p>12337.5</text:p>
          </table:table-cell>
          <table:table-cell table:formula="of:=SUM([.F15:.F22])" office:value-type="float" office:value="19368.75" calcext:value-type="float">
            <text:p>19368.75</text:p>
          </table:table-cell>
          <table:table-cell table:formula="of:=SUM([.G15:.G22])" office:value-type="float" office:value="22884.375" calcext:value-type="float">
            <text:p>22884.375</text:p>
          </table:table-cell>
          <table:table-cell table:formula="of:=SUM([.H15:.H22])" office:value-type="float" office:value="24642.1875" calcext:value-type="float">
            <text:p>24642.1875</text:p>
          </table:table-cell>
          <table:table-cell table:formula="of:=SUM([.I15:.I22])" office:value-type="float" office:value="25521.09375" calcext:value-type="float">
            <text:p>25521.0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hly Income</text:p>
          </table:table-cell>
          <table:table-cell table:formula="of:=[.B26]" office:value-type="float" office:value="3700" calcext:value-type="float">
            <text:p>3700</text:p>
          </table:table-cell>
          <table:table-cell table:formula="of:=[.C26]" office:value-type="float" office:value="5550" calcext:value-type="float">
            <text:p>5550</text:p>
          </table:table-cell>
          <table:table-cell table:formula="of:=[.$F$8]" office:value-type="float" office:value="8000" calcext:value-type="float">
            <text:p>8000</text:p>
          </table:table-cell>
          <table:table-cell table:formula="of:=[.$F$8]" office:value-type="float" office:value="8000" calcext:value-type="float">
            <text:p>8000</text:p>
          </table:table-cell>
          <table:table-cell table:formula="of:=[.$F$8]" office:value-type="float" office:value="8000" calcext:value-type="float">
            <text:p>8000</text:p>
          </table:table-cell>
          <table:table-cell table:formula="of:=[.$F$8]" office:value-type="float" office:value="8000" calcext:value-type="float">
            <text:p>8000</text:p>
          </table:table-cell>
          <table:table-cell table:formula="of:=[.$F$8]" office:value-type="float" office:value="8000" calcext:value-type="float">
            <text:p>8000</text:p>
          </table:table-cell>
          <table:table-cell table:formula="of:=[.$F$8]"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ort Income</text:p>
          </table:table-cell>
          <table:table-cell table:formula="of:=1.5*[.B27]" office:value-type="float" office:value="5550" calcext:value-type="float">
            <text:p>5550</text:p>
          </table:table-cell>
          <table:table-cell table:formula="of:=3*[.C27]" office:value-type="float" office:value="16650" calcext:value-type="float">
            <text:p>16650</text:p>
          </table:table-cell>
          <table:table-cell table:formula="of:=3*[.D27]" office:value-type="float" office:value="24000" calcext:value-type="float">
            <text:p>24000</text:p>
          </table:table-cell>
          <table:table-cell table:formula="of:=3*[.E27]" office:value-type="float" office:value="24000" calcext:value-type="float">
            <text:p>24000</text:p>
          </table:table-cell>
          <table:table-cell table:formula="of:=3*[.F27]" office:value-type="float" office:value="24000" calcext:value-type="float">
            <text:p>24000</text:p>
          </table:table-cell>
          <table:table-cell table:formula="of:=3*[.G27]" office:value-type="float" office:value="24000" calcext:value-type="float">
            <text:p>24000</text:p>
          </table:table-cell>
          <table:table-cell table:formula="of:=3*[.H27]" office:value-type="float" office:value="24000" calcext:value-type="float">
            <text:p>24000</text:p>
          </table:table-cell>
          <table:table-cell table:formula="of:=3*[.I27]" office:value-type="float" office:value="24000" calcext:value-type="float">
            <text:p>24000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Year 1 Income</text:p>
          </table:table-cell>
          <table:table-cell table:style-name="ce1" table:formula="of:=[.B28]+[.C28]+[.D28]" office:value-type="float" office:value="46200" calcext:value-type="float">
            <text:p>46200</text:p>
          </table:table-cell>
          <table:table-cell table:number-columns-repeated="3"/>
          <table:table-cell table:style-name="ce1" office:value-type="string" calcext:value-type="string">
            <text:p>Year 2 Income</text:p>
          </table:table-cell>
          <table:table-cell table:style-name="ce1" table:formula="of:=[.E28]+[.F28]+[.G28]+[.H28]" office:value-type="float" office:value="96000" calcext:value-type="float">
            <text:p>96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investment Remainder</text:p>
          </table:table-cell>
          <table:table-cell table:formula="of:=[.B26]-[.B27]" office:value-type="float" office:value="0" calcext:value-type="float">
            <text:p>0</text:p>
          </table:table-cell>
          <table:table-cell table:formula="of:=[.C26]-[.C27]" office:value-type="float" office:value="0" calcext:value-type="float">
            <text:p>0</text:p>
          </table:table-cell>
          <table:table-cell table:formula="of:=[.D26]-[.D27]" office:value-type="float" office:value="2075" calcext:value-type="float">
            <text:p>2075</text:p>
          </table:table-cell>
          <table:table-cell table:formula="of:=[.E26]-[.E27]" office:value-type="float" office:value="4337.5" calcext:value-type="float">
            <text:p>4337.5</text:p>
          </table:table-cell>
          <table:table-cell table:formula="of:=[.F26]-[.F27]" office:value-type="float" office:value="11368.75" calcext:value-type="float">
            <text:p>11368.75</text:p>
          </table:table-cell>
          <table:table-cell table:formula="of:=[.G26]-[.G27]" office:value-type="float" office:value="14884.375" calcext:value-type="float">
            <text:p>14884.375</text:p>
          </table:table-cell>
          <table:table-cell table:formula="of:=[.H26]-[.H27]" office:value-type="float" office:value="16642.1875" calcext:value-type="float">
            <text:p>16642.1875</text:p>
          </table:table-cell>
          <table:table-cell table:formula="of:=[.I26]-[.I27]" office:value-type="float" office:value="17521.09375" calcext:value-type="float">
            <text:p>17521.09375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75/Session</text:p>
          </table:table-cell>
          <table:table-cell table:formula="of:=[.D$31]/75" office:value-type="float" office:value="27.6666666666667" calcext:value-type="float">
            <text:p>27.6666666666667</text:p>
          </table:table-cell>
          <table:table-cell table:formula="of:=[.E$31]/75" office:value-type="float" office:value="57.8333333333333" calcext:value-type="float">
            <text:p>57.8333333333333</text:p>
          </table:table-cell>
          <table:table-cell table:formula="of:=[.F$31]/75" office:value-type="float" office:value="151.583333333333" calcext:value-type="float">
            <text:p>151.583333333333</text:p>
          </table:table-cell>
          <table:table-cell table:formula="of:=[.G$31]/75" office:value-type="float" office:value="198.458333333333" calcext:value-type="float">
            <text:p>198.458333333333</text:p>
          </table:table-cell>
          <table:table-cell table:formula="of:=[.H$31]/75" office:value-type="float" office:value="221.895833333333" calcext:value-type="float">
            <text:p>221.895833333333</text:p>
          </table:table-cell>
          <table:table-cell table:formula="of:=[.I$31]/75" office:value-type="float" office:value="233.614583333333" calcext:value-type="float">
            <text:p>233.614583333333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00/Session</text:p>
          </table:table-cell>
          <table:table-cell table:formula="of:=[.D$31]/100" office:value-type="float" office:value="20.75" calcext:value-type="float">
            <text:p>20.75</text:p>
          </table:table-cell>
          <table:table-cell table:formula="of:=[.E$31]/100" office:value-type="float" office:value="43.375" calcext:value-type="float">
            <text:p>43.375</text:p>
          </table:table-cell>
          <table:table-cell table:formula="of:=[.F$31]/100" office:value-type="float" office:value="113.6875" calcext:value-type="float">
            <text:p>113.6875</text:p>
          </table:table-cell>
          <table:table-cell table:formula="of:=[.G$31]/100" office:value-type="float" office:value="148.84375" calcext:value-type="float">
            <text:p>148.84375</text:p>
          </table:table-cell>
          <table:table-cell table:formula="of:=[.H$31]/100" office:value-type="float" office:value="166.421875" calcext:value-type="float">
            <text:p>166.421875</text:p>
          </table:table-cell>
          <table:table-cell table:formula="of:=[.I$31]/100" office:value-type="float" office:value="175.2109375" calcext:value-type="float">
            <text:p>175.2109375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50/Session</text:p>
          </table:table-cell>
          <table:table-cell table:formula="of:=[.D$31]/150" office:value-type="float" office:value="13.8333333333333" calcext:value-type="float">
            <text:p>13.8333333333333</text:p>
          </table:table-cell>
          <table:table-cell table:formula="of:=[.E$31]/150" office:value-type="float" office:value="28.9166666666667" calcext:value-type="float">
            <text:p>28.9166666666667</text:p>
          </table:table-cell>
          <table:table-cell table:formula="of:=[.F$31]/150" office:value-type="float" office:value="75.7916666666667" calcext:value-type="float">
            <text:p>75.7916666666667</text:p>
          </table:table-cell>
          <table:table-cell table:formula="of:=[.G$31]/150" office:value-type="float" office:value="99.2291666666667" calcext:value-type="float">
            <text:p>99.2291666666667</text:p>
          </table:table-cell>
          <table:table-cell table:formula="of:=[.H$31]/150" office:value-type="float" office:value="110.947916666667" calcext:value-type="float">
            <text:p>110.947916666667</text:p>
          </table:table-cell>
          <table:table-cell table:formula="of:=[.I$31]/150" office:value-type="float" office:value="116.807291666667" calcext:value-type="float">
            <text:p>116.807291666667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200/Session</text:p>
          </table:table-cell>
          <table:table-cell table:formula="of:=[.D$31]/200" office:value-type="float" office:value="10.375" calcext:value-type="float">
            <text:p>10.375</text:p>
          </table:table-cell>
          <table:table-cell table:formula="of:=[.E$31]/200" office:value-type="float" office:value="21.6875" calcext:value-type="float">
            <text:p>21.6875</text:p>
          </table:table-cell>
          <table:table-cell table:formula="of:=[.F$31]/200" office:value-type="float" office:value="56.84375" calcext:value-type="float">
            <text:p>56.84375</text:p>
          </table:table-cell>
          <table:table-cell table:formula="of:=[.G$31]/200" office:value-type="float" office:value="74.421875" calcext:value-type="float">
            <text:p>74.421875</text:p>
          </table:table-cell>
          <table:table-cell table:formula="of:=[.H$31]/200" office:value-type="float" office:value="83.2109375" calcext:value-type="float">
            <text:p>83.2109375</text:p>
          </table:table-cell>
          <table:table-cell table:formula="of:=[.I$31]/200" office:value-type="float" office:value="87.60546875" calcext:value-type="float">
            <text:p>87.60546875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250/Session</text:p>
          </table:table-cell>
          <table:table-cell table:formula="of:=[.D$31]/250" office:value-type="float" office:value="8.3" calcext:value-type="float">
            <text:p>8.3</text:p>
          </table:table-cell>
          <table:table-cell table:formula="of:=[.E$31]/250" office:value-type="float" office:value="17.35" calcext:value-type="float">
            <text:p>17.35</text:p>
          </table:table-cell>
          <table:table-cell table:formula="of:=[.F$31]/250" office:value-type="float" office:value="45.475" calcext:value-type="float">
            <text:p>45.475</text:p>
          </table:table-cell>
          <table:table-cell table:formula="of:=[.G$31]/250" office:value-type="float" office:value="59.5375" calcext:value-type="float">
            <text:p>59.5375</text:p>
          </table:table-cell>
          <table:table-cell table:formula="of:=[.H$31]/250" office:value-type="float" office:value="66.56875" calcext:value-type="float">
            <text:p>66.56875</text:p>
          </table:table-cell>
          <table:table-cell table:formula="of:=[.I$31]/250" office:value-type="float" office:value="70.084375" calcext:value-type="float">
            <text:p>70.084375</text:p>
          </table:table-cell>
          <table:table-cell table:number-columns-repeated="5"/>
        </table:table-row>
      </table:table>
      <table:table table:name="Sheet1" table:style-name="ta1"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Unit Price Intro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New Hire Session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ohort Size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Expansion Siz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 Price Expansion 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1" office:value-type="string" calcext:value-type="string">
            <text:p>Beyond Session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ttrition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Full Siz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 Price Full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" office:value-type="string" calcext:value-type="string">
            <text:p>Retain Early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Retain Late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s&gt;</text:p>
          </table:table-cell>
          <table:table-cell table:formula="of:=[.B6]*[.$H1]" office:value-type="float" office:value="16" calcext:value-type="float">
            <text:p>16</text:p>
          </table:table-cell>
          <table:table-cell table:formula="of:=[.$B5]+FLOOR([.B5]*[.$H2])" office:value-type="float" office:value="24" calcext:value-type="float">
            <text:p>24</text:p>
          </table:table-cell>
          <table:table-cell table:formula="of:=[.$J$1]+FLOOR([.C5]*[.$H2])" office:value-type="float" office:value="32" calcext:value-type="float">
            <text:p>32</text:p>
          </table:table-cell>
          <table:table-cell table:formula="of:=[.$J$1]+FLOOR([.D5]*[.$H2])" office:value-type="float" office:value="36" calcext:value-type="float">
            <text:p>36</text:p>
          </table:table-cell>
          <table:table-cell table:formula="of:=[.$J$2]+FLOOR([.E5]*[.$H2])" office:value-type="float" office:value="42" calcext:value-type="float">
            <text:p>42</text:p>
          </table:table-cell>
          <table:table-cell table:formula="of:=[.$J$2]+FLOOR([.F5]*[.$H2])" office:value-type="float" office:value="45" calcext:value-type="float">
            <text:p>45</text:p>
          </table:table-cell>
          <table:table-cell table:formula="of:=[.$J$2]+FLOOR([.G5]*[.$H2])" office:value-type="float" office:value="46" calcext:value-type="float">
            <text:p>46</text:p>
          </table:table-cell>
          <table:table-cell table:formula="of:=[.$J$2]+FLOOR([.H5]*[.$H2]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line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s 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hort 1</text:p>
          </table:table-cell>
          <table:table-cell table:formula="of:=[.$B1]*[.$H1]" office:value-type="float" office:value="2400" calcext:value-type="float">
            <text:p>2400</text:p>
          </table:table-cell>
          <table:table-cell table:formula="of:=[.B8]*[.$H2]" office:value-type="float" office:value="1200" calcext:value-type="float">
            <text:p>1200</text:p>
          </table:table-cell>
          <table:table-cell table:style-name="ce1" table:formula="of:=[.C8]*[.$H2]" office:value-type="float" office:value="600" calcext:value-type="float">
            <text:p>600</text:p>
          </table:table-cell>
          <table:table-cell table:formula="of:=[.D8]*[.$H2]" office:value-type="float" office:value="300" calcext:value-type="float">
            <text:p>300</text:p>
          </table:table-cell>
          <table:table-cell table:formula="of:=[.E8]*[.$H2]" office:value-type="float" office:value="150" calcext:value-type="float">
            <text:p>150</text:p>
          </table:table-cell>
          <table:table-cell table:formula="of:=[.F8]*[.$H2]" office:value-type="float" office:value="75" calcext:value-type="float">
            <text:p>75</text:p>
          </table:table-cell>
          <table:table-cell table:formula="of:=[.G8]*[.$H2]" office:value-type="float" office:value="37.5" calcext:value-type="float">
            <text:p>37.5</text:p>
          </table:table-cell>
          <table:table-cell table:formula="of:=[.H8]*[.$H2]" office:value-type="float" office:value="18.75" calcext:value-type="float">
            <text:p>18.75</text:p>
          </table:table-cell>
          <table:table-cell table:style-name="ce1" office:value-type="string" calcext:value-type="string">
            <text:p>Intro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2</text:p>
          </table:table-cell>
          <table:table-cell/>
          <table:table-cell table:formula="of:=[.$B1]*[.$H1]" office:value-type="float" office:value="2400" calcext:value-type="float">
            <text:p>2400</text:p>
          </table:table-cell>
          <table:table-cell table:style-name="ce1" table:formula="of:=[.C9]*[.$H2]" office:value-type="float" office:value="1200" calcext:value-type="float">
            <text:p>1200</text:p>
          </table:table-cell>
          <table:table-cell table:formula="of:=[.D9]*[.$H2]" office:value-type="float" office:value="600" calcext:value-type="float">
            <text:p>600</text:p>
          </table:table-cell>
          <table:table-cell table:formula="of:=[.E9]*[.$H2]" office:value-type="float" office:value="300" calcext:value-type="float">
            <text:p>300</text:p>
          </table:table-cell>
          <table:table-cell table:formula="of:=[.F9]*[.$H2]" office:value-type="float" office:value="150" calcext:value-type="float">
            <text:p>150</text:p>
          </table:table-cell>
          <table:table-cell table:formula="of:=[.G9]*[.$H2]" office:value-type="float" office:value="75" calcext:value-type="float">
            <text:p>75</text:p>
          </table:table-cell>
          <table:table-cell table:formula="of:=[.H9]*[.$H2]" office:value-type="float" office:value="37.5" calcext:value-type="float">
            <text:p>37.5</text:p>
          </table:table-cell>
          <table:table-cell table:style-name="ce1" office:value-type="string" calcext:value-type="string">
            <text:p>Intro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3</text:p>
          </table:table-cell>
          <table:table-cell table:number-columns-repeated="2"/>
          <table:table-cell table:style-name="ce1" table:formula="of:=[.$B$2]*[.$J$1]" office:value-type="float" office:value="4500" calcext:value-type="float">
            <text:p>4500</text:p>
          </table:table-cell>
          <table:table-cell table:formula="of:=[.D10]*[.$H2]" office:value-type="float" office:value="2250" calcext:value-type="float">
            <text:p>2250</text:p>
          </table:table-cell>
          <table:table-cell table:formula="of:=[.E10]*[.$H2]" office:value-type="float" office:value="1125" calcext:value-type="float">
            <text:p>1125</text:p>
          </table:table-cell>
          <table:table-cell table:formula="of:=[.F10]*[.$H2]" office:value-type="float" office:value="562.5" calcext:value-type="float">
            <text:p>562.5</text:p>
          </table:table-cell>
          <table:table-cell table:formula="of:=[.G10]*[.$H2]" office:value-type="float" office:value="281.25" calcext:value-type="float">
            <text:p>281.25</text:p>
          </table:table-cell>
          <table:table-cell table:formula="of:=[.H10]*[.$H2]" office:value-type="float" office:value="140.625" calcext:value-type="float">
            <text:p>140.625</text:p>
          </table:table-cell>
          <table:table-cell table:style-name="ce1" office:value-type="string" calcext:value-type="string">
            <text:p>Expansion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4</text:p>
          </table:table-cell>
          <table:table-cell table:number-columns-repeated="2"/>
          <table:table-cell table:style-name="ce1"/>
          <table:table-cell table:style-name="ce1" table:formula="of:=[.$B$2]*[.$J$1]" office:value-type="float" office:value="4500" calcext:value-type="float">
            <text:p>4500</text:p>
          </table:table-cell>
          <table:table-cell table:formula="of:=[.E11]*[.$H2]" office:value-type="float" office:value="2250" calcext:value-type="float">
            <text:p>2250</text:p>
          </table:table-cell>
          <table:table-cell table:formula="of:=[.F11]*[.$H2]" office:value-type="float" office:value="1125" calcext:value-type="float">
            <text:p>1125</text:p>
          </table:table-cell>
          <table:table-cell table:formula="of:=[.G11]*[.$H2]" office:value-type="float" office:value="562.5" calcext:value-type="float">
            <text:p>562.5</text:p>
          </table:table-cell>
          <table:table-cell table:formula="of:=[.H11]*[.$H2]" office:value-type="float" office:value="281.25" calcext:value-type="float">
            <text:p>281.25</text:p>
          </table:table-cell>
          <table:table-cell table:style-name="ce1" office:value-type="string" calcext:value-type="string">
            <text:p>Expansion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5</text:p>
          </table:table-cell>
          <table:table-cell table:number-columns-repeated="2"/>
          <table:table-cell table:style-name="ce1"/>
          <table:table-cell/>
          <table:table-cell table:style-name="ce1" table:formula="of:=[.$B$3]*[.$J$2]" office:value-type="float" office:value="7200" calcext:value-type="float">
            <text:p>7200</text:p>
          </table:table-cell>
          <table:table-cell table:formula="of:=[.F12]*[.$H2]" office:value-type="float" office:value="3600" calcext:value-type="float">
            <text:p>3600</text:p>
          </table:table-cell>
          <table:table-cell table:formula="of:=[.G12]*[.$H2]" office:value-type="float" office:value="1800" calcext:value-type="float">
            <text:p>1800</text:p>
          </table:table-cell>
          <table:table-cell table:formula="of:=[.H12]*[.$H2]" office:value-type="float" office:value="900" calcext:value-type="float">
            <text:p>900</text:p>
          </table:table-cell>
          <table:table-cell table:style-name="ce1"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6</text:p>
          </table:table-cell>
          <table:table-cell table:number-columns-repeated="2"/>
          <table:table-cell table:style-name="ce1"/>
          <table:table-cell table:number-columns-repeated="2"/>
          <table:table-cell table:style-name="ce1" table:formula="of:=[.$B$3]*[.$J$2]" office:value-type="float" office:value="7200" calcext:value-type="float">
            <text:p>7200</text:p>
          </table:table-cell>
          <table:table-cell table:formula="of:=[.G13]*[.$H2]" office:value-type="float" office:value="3600" calcext:value-type="float">
            <text:p>3600</text:p>
          </table:table-cell>
          <table:table-cell table:formula="of:=[.H13]*[.$H2]" office:value-type="float" office:value="1800" calcext:value-type="float">
            <text:p>1800</text:p>
          </table:table-cell>
          <table:table-cell table:style-name="ce1"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7</text:p>
          </table:table-cell>
          <table:table-cell table:number-columns-repeated="2"/>
          <table:table-cell table:style-name="ce1"/>
          <table:table-cell table:number-columns-repeated="3"/>
          <table:table-cell table:style-name="ce1" table:formula="of:=[.$B$3]*[.$J$2]" office:value-type="float" office:value="7200" calcext:value-type="float">
            <text:p>7200</text:p>
          </table:table-cell>
          <table:table-cell table:formula="of:=[.H14]*[.$H2]" office:value-type="float" office:value="3600" calcext:value-type="float">
            <text:p>3600</text:p>
          </table:table-cell>
          <table:table-cell table:style-name="ce1"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 table:formula="of:=[.$B$3]*[.$J$2]"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:.B13])" office:value-type="float" office:value="2400" calcext:value-type="float">
            <text:p>2400</text:p>
          </table:table-cell>
          <table:table-cell table:formula="of:=SUM([.C8:.C13])" office:value-type="float" office:value="3600" calcext:value-type="float">
            <text:p>3600</text:p>
          </table:table-cell>
          <table:table-cell table:style-name="ce1" table:formula="of:=SUM([.D8:.D13])" office:value-type="float" office:value="6300" calcext:value-type="float">
            <text:p>6300</text:p>
          </table:table-cell>
          <table:table-cell table:formula="of:=SUM([.E8:.E13])" office:value-type="float" office:value="7650" calcext:value-type="float">
            <text:p>7650</text:p>
          </table:table-cell>
          <table:table-cell table:formula="of:=SUM([.F8:.F13])" office:value-type="float" office:value="11025" calcext:value-type="float">
            <text:p>11025</text:p>
          </table:table-cell>
          <table:table-cell table:formula="of:=SUM([.G8:.G13])" office:value-type="float" office:value="12712.5" calcext:value-type="float">
            <text:p>12712.5</text:p>
          </table:table-cell>
          <table:table-cell table:formula="of:=SUM([.H8:.H14])" office:value-type="float" office:value="13556.25" calcext:value-type="float">
            <text:p>13556.25</text:p>
          </table:table-cell>
          <table:table-cell table:formula="of:=SUM([.I8:.I15])" office:value-type="float" office:value="13978.125" calcext:value-type="float">
            <text:p>13978.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[.B16]-[.B41]" office:value-type="float" office:value="2069.44" calcext:value-type="float">
            <text:p>2069.44</text:p>
          </table:table-cell>
          <table:table-cell table:formula="of:=[.C16]-[.C41]" office:value-type="float" office:value="3168.48" calcext:value-type="float">
            <text:p>3168.48</text:p>
          </table:table-cell>
          <table:table-cell table:style-name="ce1" table:formula="of:=[.D16]-[.D41]" office:value-type="float" office:value="5767.52" calcext:value-type="float">
            <text:p>5767.52</text:p>
          </table:table-cell>
          <table:table-cell table:formula="of:=[.E16]-[.E41]" office:value-type="float" office:value="7067.04" calcext:value-type="float">
            <text:p>7067.04</text:p>
          </table:table-cell>
          <table:table-cell table:formula="of:=[.F16]-[.F41]" office:value-type="float" office:value="10366.32" calcext:value-type="float">
            <text:p>10366.32</text:p>
          </table:table-cell>
          <table:table-cell table:formula="of:=[.G16]-[.G41]" office:value-type="float" office:value="12015.96" calcext:value-type="float">
            <text:p>12015.96</text:p>
          </table:table-cell>
          <table:table-cell table:formula="of:=[.H16]-[.H41]" office:value-type="float" office:value="12847.09" calcext:value-type="float">
            <text:p>12847.09</text:p>
          </table:table-cell>
          <table:table-cell table:formula="of:=[.I16]-[.I41]" office:value-type="float" office:value="13256.345" calcext:value-type="float">
            <text:p>13256.3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<text:span text:style-name="T1">st</text:span> Month Net If Lump Annual</text:p>
          </table:table-cell>
          <table:table-cell table:formula="of:=[.B16]-[.K49]-[.J52]" office:value-type="float" office:value="654.4" calcext:value-type="float">
            <text:p>654.4</text:p>
          </table:table-cell>
          <table:table-cell/>
          <table:table-cell table:style-name="ce1"/>
          <table:table-cell table:number-columns-repeated="3"/>
          <table:table-cell table:style-name="ce1" office:value-type="string" calcext:value-type="string">
            <text:p>Exclaim Earnings</text:p>
          </table:table-cell>
          <table:table-cell table:style-name="ce6" table:formula="of:=4000*3" office:value-type="float" office:value="12000" calcext:value-type="float">
            <text:p>12000</text:p>
          </table:table-cell>
          <table:table-cell table:style-name="ce1" office:value-type="string" calcext:value-type="string">
            <text:p>Year 1 (Optimistic...)</text:p>
          </table:table-cell>
          <table:table-cell table:style-name="ce1" office:value-type="string" calcext:value-type="string">
            <text:p>Year 2</text:p>
          </table:table-cell>
          <table:table-cell table:style-name="ce1" office:value-type="string" calcext:value-type="string">
            <text:p>Averaged</text:p>
          </table:table-cell>
          <table:table-cell table:style-name="ce1"/>
        </table:table-row>
        <table:table-row table:style-name="ro1">
          <table:table-cell office:value-type="string" calcext:value-type="string">
            <text:p>Monthly Personal Earnings</text:p>
          </table:table-cell>
          <table:table-cell table:formula="of:=[.B17]" office:value-type="float" office:value="2069.44" calcext:value-type="float">
            <text:p>2069.44</text:p>
          </table:table-cell>
          <table:table-cell table:formula="of:=[.C17]" office:value-type="float" office:value="3168.48" calcext:value-type="float">
            <text:p>3168.48</text:p>
          </table:table-cell>
          <table:table-cell table:formula="of:=[.$H$3]"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formula="of:=[.$H$4]" office:value-type="float" office:value="8000" calcext:value-type="float">
            <text:p>8000</text:p>
          </table:table-cell>
          <table:table-cell table:formula="of:=[.$H$4]" office:value-type="float" office:value="8000" calcext:value-type="float">
            <text:p>8000</text:p>
          </table:table-cell>
          <table:table-cell table:formula="of:=[.$H$4]" office:value-type="float" office:value="8000" calcext:value-type="float">
            <text:p>8000</text:p>
          </table:table-cell>
          <table:table-cell table:formula="of:=[.$H$4]" office:value-type="float" office:value="8000" calcext:value-type="float">
            <text:p>8000</text:p>
          </table:table-cell>
          <table:table-cell table:style-name="ce5" table:formula="of:=[.$I$18]+[.$B$19]*2+[.$C$19]*3+[.$D$19]*3" office:value-type="float" office:value="40644.32" calcext:value-type="float">
            <text:p>40644.32</text:p>
          </table:table-cell>
          <table:table-cell table:style-name="ce5" table:formula="of:=[.$F$19]*3+[.$G$19]*3+[.$H$19]*3+[.$I$19]*3" office:value-type="float" office:value="96000" calcext:value-type="float">
            <text:p>96000</text:p>
          </table:table-cell>
          <table:table-cell table:formula="of:=([.K19]+[.J19])/2" office:value-type="float" office:value="68322.16" calcext:value-type="float">
            <text:p>68322.1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1 – 2.5</text:p>
          </table:table-cell>
          <table:table-cell office:value-type="string" calcext:value-type="string">
            <text:p>3 – 4.5</text:p>
          </table:table-cell>
          <table:table-cell office:value-type="string" calcext:value-type="string">
            <text:p>5 – 6.5</text:p>
          </table:table-cell>
          <table:table-cell office:value-type="string" calcext:value-type="string">
            <text:p>7 – 9.5</text:p>
          </table:table-cell>
          <table:table-cell office:value-type="string" calcext:value-type="string">
            <text:p>10 – 12.5</text:p>
          </table:table-cell>
          <table:table-cell office:value-type="string" calcext:value-type="string">
            <text:p>13 – 15.5</text:p>
          </table:table-cell>
          <table:table-cell office:value-type="string" calcext:value-type="string">
            <text:p>16 – 17.5</text:p>
          </table:table-cell>
          <table:table-cell office:value-type="string" calcext:value-type="string">
            <text:p>18-1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ons/Milestones</text:p>
          </table:table-cell>
          <table:table-cell table:style-name="ce1" office:value-type="string" calcext:value-type="string">
            <text:p>Prep Starter Projects</text:p>
          </table:table-cell>
          <table:table-cell table:style-name="ce1" office:value-type="string" calcext:value-type="string">
            <text:p>Reach Out To Trainers</text:p>
          </table:table-cell>
          <table:table-cell table:style-name="ce1" office:value-type="string" calcext:value-type="string">
            <text:p>2 Trainer Workshops</text:p>
          </table:table-cell>
          <table:table-cell table:style-name="ce1" office:value-type="string" calcext:value-type="string">
            <text:p>8 <text:s/>Trainer Sessions</text:p>
          </table:table-cell>
          <table:table-cell table:style-name="ce1" office:value-type="string" calcext:value-type="string">
            <text:p>16 Trainer Sessions</text:p>
          </table:table-cell>
          <table:table-cell table:style-name="ce1" office:value-type="string" calcext:value-type="string">
            <text:p>24 Trainer Sessions</text:p>
          </table:table-cell>
          <table:table-cell table:style-name="ce1" office:value-type="string" calcext:value-type="string">
            <text:p>32 Trainer Sessions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Trainer Session Delta&gt;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Num Train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Trainer Delta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eekly Workshops</text:p>
          </table:table-cell>
          <table:table-cell table:formula="of:=[.$E1]" office:value-type="float" office:value="2" calcext:value-type="float">
            <text:p>2</text:p>
          </table:table-cell>
          <table:table-cell table:formula="of:=[.$E1]+([.C6]-1)" office:value-type="float" office:value="3" calcext:value-type="float">
            <text:p>3</text:p>
          </table:table-cell>
          <table:table-cell table:style-name="ce1" table:formula="of:=[.$E1]+([.D6]-1)" office:value-type="float" office:value="4" calcext:value-type="float">
            <text:p>4</text:p>
          </table:table-cell>
          <table:table-cell table:formula="of:=[.$E1]+([.E6]-1)" office:value-type="float" office:value="5" calcext:value-type="float">
            <text:p>5</text:p>
          </table:table-cell>
          <table:table-cell table:formula="of:=[.$E1]+([.F6]-1)" office:value-type="float" office:value="6" calcext:value-type="float">
            <text:p>6</text:p>
          </table:table-cell>
          <table:table-cell table:formula="of:=[.$E1]+([.G6]-1)" office:value-type="float" office:value="7" calcext:value-type="float">
            <text:p>7</text:p>
          </table:table-cell>
          <table:table-cell table:formula="of:=[.$E1]+([.H6]-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hly Workshops</text:p>
          </table:table-cell>
          <table:table-cell table:formula="of:=[.B27]*4" office:value-type="float" office:value="8" calcext:value-type="float">
            <text:p>8</text:p>
          </table:table-cell>
          <table:table-cell table:formula="of:=[.C27]*4" office:value-type="float" office:value="12" calcext:value-type="float">
            <text:p>12</text:p>
          </table:table-cell>
          <table:table-cell table:style-name="ce1" table:formula="of:=[.D27]*4" office:value-type="float" office:value="16" calcext:value-type="float">
            <text:p>16</text:p>
          </table:table-cell>
          <table:table-cell table:formula="of:=[.E27]*4" office:value-type="float" office:value="20" calcext:value-type="float">
            <text:p>20</text:p>
          </table:table-cell>
          <table:table-cell table:formula="of:=[.F27]*4" office:value-type="float" office:value="24" calcext:value-type="float">
            <text:p>24</text:p>
          </table:table-cell>
          <table:table-cell table:formula="of:=[.G27]*4" office:value-type="float" office:value="28" calcext:value-type="float">
            <text:p>28</text:p>
          </table:table-cell>
          <table:table-cell table:formula="of:=[.H27]*4" office:value-type="float" office:value="32" calcext:value-type="float">
            <text:p>3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Remainder</text:p>
          </table:table-cell>
          <table:table-cell table:formula="of:=[.D17]-[.$H$3]" office:value-type="float" office:value="767.520000000001" calcext:value-type="float">
            <text:p>767.520000000001</text:p>
          </table:table-cell>
          <table:table-cell table:formula="of:=[.E17]-[.E19]" office:value-type="float" office:value="1067.04" calcext:value-type="float">
            <text:p>1067.04</text:p>
          </table:table-cell>
          <table:table-cell table:formula="of:=[.F17]-[.$H$4]" office:value-type="float" office:value="2366.32" calcext:value-type="float">
            <text:p>2366.32</text:p>
          </table:table-cell>
          <table:table-cell table:formula="of:=[.G17]-[.$H$4]" office:value-type="float" office:value="4015.96" calcext:value-type="float">
            <text:p>4015.96</text:p>
          </table:table-cell>
          <table:table-cell table:formula="of:=[.H17]-[.$H$4]" office:value-type="float" office:value="4847.09" calcext:value-type="float">
            <text:p>4847.09</text:p>
          </table:table-cell>
          <table:table-cell table:formula="of:=[.I17]-[.$H$4]" office:value-type="float" office:value="5256.345" calcext:value-type="float">
            <text:p>5256.34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75/session</text:p>
          </table:table-cell>
          <table:table-cell table:formula="of:=FLOOR([.D31]/75)" office:value-type="float" office:value="10" calcext:value-type="float">
            <text:p>10</text:p>
          </table:table-cell>
          <table:table-cell table:formula="of:=FLOOR([.E31]/75)" office:value-type="float" office:value="14" calcext:value-type="float">
            <text:p>14</text:p>
          </table:table-cell>
          <table:table-cell table:formula="of:=FLOOR([.F31]/75)" office:value-type="float" office:value="31" calcext:value-type="float">
            <text:p>31</text:p>
          </table:table-cell>
          <table:table-cell table:formula="of:=FLOOR([.G31]/75)" office:value-type="float" office:value="53" calcext:value-type="float">
            <text:p>53</text:p>
          </table:table-cell>
          <table:table-cell table:formula="of:=FLOOR([.H31]/75)" office:value-type="float" office:value="64" calcext:value-type="float">
            <text:p>64</text:p>
          </table:table-cell>
          <table:table-cell table:formula="of:=FLOOR([.I31]/75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y Sessions</text:p>
          </table:table-cell>
          <table:table-cell table:formula="of:=[.D28]-[.D33]" office:value-type="float" office:value="6" calcext:value-type="float">
            <text:p>6</text:p>
          </table:table-cell>
          <table:table-cell table:formula="of:=[.E28]-[.E33]" office:value-type="float" office:value="6" calcext:value-type="float">
            <text:p>6</text:p>
          </table:table-cell>
          <table:table-cell table:formula="of:=[.F28]-[.F33]" office:value-type="float" office:value="-7" calcext:value-type="float">
            <text:p>-7</text:p>
          </table:table-cell>
          <table:table-cell table:formula="of:=[.G28]-[.G33]" office:value-type="float" office:value="-25" calcext:value-type="float">
            <text:p>-25</text:p>
          </table:table-cell>
          <table:table-cell table:formula="of:=[.H28]-[.H33]" office:value-type="float" office:value="-32" calcext:value-type="float">
            <text:p>-32</text:p>
          </table:table-cell>
          <table:table-cell table:formula="of:=[.I28]-[.I33]" office:value-type="float" office:value="-70" calcext:value-type="float">
            <text:p>-7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50/session</text:p>
          </table:table-cell>
          <table:table-cell table:formula="of:=FLOOR([.D31]/150)" office:value-type="float" office:value="5" calcext:value-type="float">
            <text:p>5</text:p>
          </table:table-cell>
          <table:table-cell table:formula="of:=FLOOR([.E31]/150)" office:value-type="float" office:value="7" calcext:value-type="float">
            <text:p>7</text:p>
          </table:table-cell>
          <table:table-cell table:formula="of:=FLOOR([.F31]/150)" office:value-type="float" office:value="15" calcext:value-type="float">
            <text:p>15</text:p>
          </table:table-cell>
          <table:table-cell table:formula="of:=FLOOR([.G31]/150)" office:value-type="float" office:value="26" calcext:value-type="float">
            <text:p>26</text:p>
          </table:table-cell>
          <table:table-cell table:formula="of:=FLOOR([.H31]/150)" office:value-type="float" office:value="32" calcext:value-type="float">
            <text:p>32</text:p>
          </table:table-cell>
          <table:table-cell table:formula="of:=FLOOR([.I31]/15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y Sessions</text:p>
          </table:table-cell>
          <table:table-cell table:formula="of:=[.D28]-[.D36]" office:value-type="float" office:value="11" calcext:value-type="float">
            <text:p>11</text:p>
          </table:table-cell>
          <table:table-cell table:formula="of:=[.E28]-[.E36]" office:value-type="float" office:value="13" calcext:value-type="float">
            <text:p>13</text:p>
          </table:table-cell>
          <table:table-cell table:formula="of:=[.F28]-[.F36]" office:value-type="float" office:value="9" calcext:value-type="float">
            <text:p>9</text:p>
          </table:table-cell>
          <table:table-cell table:formula="of:=[.G28]-[.G36]" office:value-type="float" office:value="2" calcext:value-type="float">
            <text:p>2</text:p>
          </table:table-cell>
          <table:table-cell table:formula="of:=[.H28]-[.H36]" office:value-type="float" office:value="0" calcext:value-type="float">
            <text:p>0</text:p>
          </table:table-cell>
          <table:table-cell table:formula="of:=[.I28]-[.I36]" office:value-type="float" office:value="-35" calcext:value-type="float">
            <text:p>-35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onthly Infra Cost</text:p>
          </table:table-cell>
          <table:table-cell table:formula="of:=[.$J$49]+([.B5]*[.$J$51])" office:value-type="float" office:value="330.56" calcext:value-type="float">
            <text:p>330.56</text:p>
          </table:table-cell>
          <table:table-cell table:formula="of:=[.$J$49]+([.C5]*[.$J$51])" office:value-type="float" office:value="431.52" calcext:value-type="float">
            <text:p>431.52</text:p>
          </table:table-cell>
          <table:table-cell table:formula="of:=[.$J$49]+([.D5]*[.$J$51])" office:value-type="float" office:value="532.48" calcext:value-type="float">
            <text:p>532.48</text:p>
          </table:table-cell>
          <table:table-cell table:formula="of:=[.$J$49]+([.E5]*[.$J$51])" office:value-type="float" office:value="582.96" calcext:value-type="float">
            <text:p>582.96</text:p>
          </table:table-cell>
          <table:table-cell table:formula="of:=[.$J$49]+([.F5]*[.$J$51])" office:value-type="float" office:value="658.68" calcext:value-type="float">
            <text:p>658.68</text:p>
          </table:table-cell>
          <table:table-cell table:formula="of:=[.$J$49]+([.G5]*[.$J$51])" office:value-type="float" office:value="696.54" calcext:value-type="float">
            <text:p>696.54</text:p>
          </table:table-cell>
          <table:table-cell table:formula="of:=[.$J$49]+([.H5]*[.$J$51])" office:value-type="float" office:value="709.16" calcext:value-type="float">
            <text:p>709.16</text:p>
          </table:table-cell>
          <table:table-cell table:formula="of:=[.$J$49]+([.I5]*[.$J$51])" office:value-type="float" office:value="721.78" calcext:value-type="float">
            <text:p>721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User Infra Cost</text:p>
          </table:table-cell>
          <table:table-cell table:formula="of:=[.B41]/[.B5]" office:value-type="float" office:value="20.66" calcext:value-type="float">
            <text:p>20.66</text:p>
          </table:table-cell>
          <table:table-cell table:formula="of:=[.C41]/[.C5]" office:value-type="float" office:value="17.98" calcext:value-type="float">
            <text:p>17.98</text:p>
          </table:table-cell>
          <table:table-cell table:formula="of:=[.D41]/[.D5]" office:value-type="float" office:value="16.64" calcext:value-type="float">
            <text:p>16.64</text:p>
          </table:table-cell>
          <table:table-cell table:formula="of:=[.E41]/[.E5]" office:value-type="float" office:value="16.1933333333333" calcext:value-type="float">
            <text:p>16.1933333333333</text:p>
          </table:table-cell>
          <table:table-cell table:formula="of:=[.F41]/[.F5]" office:value-type="float" office:value="15.6828571428571" calcext:value-type="float">
            <text:p>15.6828571428571</text:p>
          </table:table-cell>
          <table:table-cell table:formula="of:=[.G41]/[.G5]" office:value-type="float" office:value="15.4786666666667" calcext:value-type="float">
            <text:p>15.4786666666667</text:p>
          </table:table-cell>
          <table:table-cell table:formula="of:=[.H41]/[.H5]" office:value-type="float" office:value="15.4165217391304" calcext:value-type="float">
            <text:p>15.4165217391304</text:p>
          </table:table-cell>
          <table:table-cell table:formula="of:=[.I41]/[.I5]" office:value-type="float" office:value="15.3570212765957" calcext:value-type="float">
            <text:p>15.3570212765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 of Monthly Infra</text:p>
          </table:table-cell>
          <table:table-cell table:formula="of:=[.B42]/[.$B$1]" office:value-type="float" office:value="0.137733333333333" calcext:value-type="float">
            <text:p>0.137733333333333</text:p>
          </table:table-cell>
          <table:table-cell table:formula="of:=[.C42]/[.$B$1]" office:value-type="float" office:value="0.119866666666667" calcext:value-type="float">
            <text:p>0.119866666666667</text:p>
          </table:table-cell>
          <table:table-cell table:formula="of:=[.D42]/[.$B$2]" office:value-type="float" office:value="0.0739555555555556" calcext:value-type="float">
            <text:p>0.073955555555556</text:p>
          </table:table-cell>
          <table:table-cell table:formula="of:=[.E42]/[.$B$2]" office:value-type="float" office:value="0.0719703703703704" calcext:value-type="float">
            <text:p>0.07197037037037</text:p>
          </table:table-cell>
          <table:table-cell table:formula="of:=[.F42]/[.$B$3]" office:value-type="float" office:value="0.0522761904761905" calcext:value-type="float">
            <text:p>0.052276190476191</text:p>
          </table:table-cell>
          <table:table-cell table:formula="of:=[.G42]/[.$B$3]" office:value-type="float" office:value="0.0515955555555556" calcext:value-type="float">
            <text:p>0.051595555555556</text:p>
          </table:table-cell>
          <table:table-cell table:formula="of:=[.H42]/[.$B$3]" office:value-type="float" office:value="0.0513884057971015" calcext:value-type="float">
            <text:p>0.051388405797102</text:p>
          </table:table-cell>
          <table:table-cell table:formula="of:=[.I42]/[.$B$3]" office:value-type="float" office:value="0.0511900709219858" calcext:value-type="float">
            <text:p>0.0511900709219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xchange Rate</text:p>
          </table:table-cell>
          <table:table-cell office:value-type="float" office:value="1.34" calcext:value-type="float">
            <text:p>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scription Cost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Sertifier</text:p>
          </table:table-cell>
          <table:table-cell table:style-name="ce1" office:value-type="string" calcext:value-type="string">
            <text:p>MiniCourseGenerator</text:p>
          </table:table-cell>
          <table:table-cell table:style-name="ce1" office:value-type="string" calcext:value-type="string">
            <text:p>Github Teams</text:p>
          </table:table-cell>
          <table:table-cell table:style-name="ce1" office:value-type="string" calcext:value-type="string">
            <text:p>GoTo Meeting</text:p>
          </table:table-cell>
          <table:table-cell table:style-name="ce1" office:value-type="string" calcext:value-type="string">
            <text:p>Replit</text:p>
          </table:table-cell>
          <table:table-cell table:style-name="ce1" office:value-type="string" calcext:value-type="string">
            <text:p>Payment Proce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 USD</text:p>
          </table:table-cell>
          <table:table-cell table:style-name="ce5" office:value-type="float" office:value="18.75" calcext:value-type="float">
            <text:p>18.75</text:p>
          </table:table-cell>
          <table:table-cell table:style-name="ce5" office:value-type="float" office:value="23.25" calcext:value-type="float">
            <text:p>23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 CAD</text:p>
          </table:table-cell>
          <table:table-cell table:formula="of:=[.B48]*[.$B45]" office:value-type="float" office:value="25.125" calcext:value-type="float">
            <text:p>25.125</text:p>
          </table:table-cell>
          <table:table-cell table:formula="of:=[.C48]*[.$B45]" office:value-type="float" office:value="31.155" calcext:value-type="float">
            <text:p>31.155</text:p>
          </table:table-cell>
          <table:table-cell/>
          <table:table-cell table:formula="of:=[.E48]*[.$B45]" office:value-type="float" office:value="32.16" calcext:value-type="float">
            <text:p>32.16</text:p>
          </table:table-cell>
          <table:table-cell/>
          <table:table-cell table:formula="of:=[.G48]*[.$B45]" office:value-type="float" office:value="40.2" calcext:value-type="float">
            <text:p>40.2</text:p>
          </table:table-cell>
          <table:table-cell/>
          <table:table-cell table:style-name="ce1" office:value-type="string" calcext:value-type="string">
            <text:p>Total Flat</text:p>
          </table:table-cell>
          <table:table-cell table:formula="of:=SUM([.B49:.G49])" office:value-type="float" office:value="128.64" calcext:value-type="float">
            <text:p>128.64</text:p>
          </table:table-cell>
          <table:table-cell table:formula="of:=[.J49]*12" office:value-type="float" office:value="1543.68" calcext:value-type="float">
            <text:p>154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User US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 User CAD</text:p>
          </table:table-cell>
          <table:table-cell table:number-columns-repeated="2"/>
          <table:table-cell table:formula="of:=[.D50]*[.$B45]" office:value-type="float" office:value="5.36" calcext:value-type="float">
            <text:p>5.36</text:p>
          </table:table-cell>
          <table:table-cell table:formula="of:=[.E49]/[.$B$5]" office:value-type="float" office:value="2.01" calcext:value-type="float">
            <text:p>2.01</text:p>
          </table:table-cell>
          <table:table-cell/>
          <table:table-cell office:value-type="float" office:value="5.25" calcext:value-type="float">
            <text:p>5.25</text:p>
          </table:table-cell>
          <table:table-cell/>
          <table:table-cell table:style-name="ce1" office:value-type="string" calcext:value-type="string">
            <text:p>Total/User</text:p>
          </table:table-cell>
          <table:table-cell table:formula="of:=SUM([.D51:.G51])" office:value-type="float" office:value="12.62" calcext:value-type="float">
            <text:p>12.6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Total/Full Cohort</text:p>
          </table:table-cell>
          <table:table-cell table:formula="of:=[.J51]*[.$B$5]" office:value-type="float" office:value="201.92" calcext:value-type="float">
            <text:p>201.92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Certs/Badges</text:p>
          </table:table-cell>
          <table:table-cell table:style-name="ce1" office:value-type="string" calcext:value-type="string">
            <text:p>KB &amp; Progress Tracking</text:p>
          </table:table-cell>
          <table:table-cell table:style-name="ce1" office:value-type="string" calcext:value-type="string">
            <text:p>Repo/Ops Mgmnt</text:p>
          </table:table-cell>
          <table:table-cell table:style-name="ce1" office:value-type="string" calcext:value-type="string">
            <text:p>Workshop</text:p>
          </table:table-cell>
          <table:table-cell table:style-name="ce1" office:value-type="string" calcext:value-type="string">
            <text:p>IDE/Paired Programming</text:p>
          </table:table-cell>
          <table:table-cell table:style-name="ce1" office:value-type="string" calcext:value-type="string">
            <text:p>Accounting/Payments</text:p>
          </table:table-cell>
          <table:table-cell table:number-columns-repeated="6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Unit Price Intro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New Hire Session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ohort Size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Expansion Siz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 Price Expansion 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1" office:value-type="string" calcext:value-type="string">
            <text:p>Beyond Session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ttrition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Full Siz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 Price Full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" office:value-type="string" calcext:value-type="string">
            <text:p>Retain Early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Retain Late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s&gt;</text:p>
          </table:table-cell>
          <table:table-cell table:formula="of:=[.B6]*[.$H1]" office:value-type="float" office:value="12" calcext:value-type="float">
            <text:p>12</text:p>
          </table:table-cell>
          <table:table-cell table:formula="of:=[.$B5]+FLOOR([.B5]*[.$H2])" office:value-type="float" office:value="18" calcext:value-type="float">
            <text:p>18</text:p>
          </table:table-cell>
          <table:table-cell table:formula="of:=[.$J$1]+FLOOR([.C5]*[.$H2])" office:value-type="float" office:value="25" calcext:value-type="float">
            <text:p>25</text:p>
          </table:table-cell>
          <table:table-cell table:formula="of:=[.$J$1]+FLOOR([.D5]*[.$H2])" office:value-type="float" office:value="28" calcext:value-type="float">
            <text:p>28</text:p>
          </table:table-cell>
          <table:table-cell table:formula="of:=[.$J$2]+FLOOR([.E5]*[.$H2])" office:value-type="float" office:value="34" calcext:value-type="float">
            <text:p>34</text:p>
          </table:table-cell>
          <table:table-cell table:formula="of:=[.$J$2]+FLOOR([.F5]*[.$H2])" office:value-type="float" office:value="37" calcext:value-type="float">
            <text:p>37</text:p>
          </table:table-cell>
          <table:table-cell table:formula="of:=[.$J$2]+FLOOR([.G5]*[.$H2])" office:value-type="float" office:value="38" calcext:value-type="float">
            <text:p>38</text:p>
          </table:table-cell>
          <table:table-cell table:formula="of:=[.$J$2]+FLOOR([.H5]*[.$H2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line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s 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hort 1</text:p>
          </table:table-cell>
          <table:table-cell table:formula="of:=[.$B1]*[.$H1]" office:value-type="float" office:value="1800" calcext:value-type="float">
            <text:p>1800</text:p>
          </table:table-cell>
          <table:table-cell table:formula="of:=[.B8]*[.$H2]" office:value-type="float" office:value="900" calcext:value-type="float">
            <text:p>900</text:p>
          </table:table-cell>
          <table:table-cell table:style-name="ce1" table:formula="of:=[.C8]*[.$H2]" office:value-type="float" office:value="450" calcext:value-type="float">
            <text:p>450</text:p>
          </table:table-cell>
          <table:table-cell table:formula="of:=[.D8]*[.$H2]" office:value-type="float" office:value="225" calcext:value-type="float">
            <text:p>225</text:p>
          </table:table-cell>
          <table:table-cell table:formula="of:=[.E8]*[.$H2]" office:value-type="float" office:value="112.5" calcext:value-type="float">
            <text:p>112.5</text:p>
          </table:table-cell>
          <table:table-cell table:formula="of:=[.F8]*[.$H2]" office:value-type="float" office:value="56.25" calcext:value-type="float">
            <text:p>56.25</text:p>
          </table:table-cell>
          <table:table-cell table:formula="of:=[.G8]*[.$H2]" office:value-type="float" office:value="28.125" calcext:value-type="float">
            <text:p>28.125</text:p>
          </table:table-cell>
          <table:table-cell table:formula="of:=[.H8]*[.$H2]" office:value-type="float" office:value="14.0625" calcext:value-type="float">
            <text:p>14.0625</text:p>
          </table:table-cell>
          <table:table-cell table:style-name="ce1" office:value-type="string" calcext:value-type="string">
            <text:p>Intro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2</text:p>
          </table:table-cell>
          <table:table-cell/>
          <table:table-cell table:formula="of:=[.$B1]*[.$H1]" office:value-type="float" office:value="1800" calcext:value-type="float">
            <text:p>1800</text:p>
          </table:table-cell>
          <table:table-cell table:style-name="ce1" table:formula="of:=[.C9]*[.$H2]" office:value-type="float" office:value="900" calcext:value-type="float">
            <text:p>900</text:p>
          </table:table-cell>
          <table:table-cell table:formula="of:=[.D9]*[.$H2]" office:value-type="float" office:value="450" calcext:value-type="float">
            <text:p>450</text:p>
          </table:table-cell>
          <table:table-cell table:formula="of:=[.E9]*[.$H2]" office:value-type="float" office:value="225" calcext:value-type="float">
            <text:p>225</text:p>
          </table:table-cell>
          <table:table-cell table:formula="of:=[.F9]*[.$H2]" office:value-type="float" office:value="112.5" calcext:value-type="float">
            <text:p>112.5</text:p>
          </table:table-cell>
          <table:table-cell table:formula="of:=[.G9]*[.$H2]" office:value-type="float" office:value="56.25" calcext:value-type="float">
            <text:p>56.25</text:p>
          </table:table-cell>
          <table:table-cell table:formula="of:=[.H9]*[.$H2]" office:value-type="float" office:value="28.125" calcext:value-type="float">
            <text:p>28.125</text:p>
          </table:table-cell>
          <table:table-cell table:style-name="ce1" office:value-type="string" calcext:value-type="string">
            <text:p>Intro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3</text:p>
          </table:table-cell>
          <table:table-cell table:number-columns-repeated="2"/>
          <table:table-cell table:style-name="ce1" table:formula="of:=[.$B$2]*[.$J$1]" office:value-type="float" office:value="3600" calcext:value-type="float">
            <text:p>3600</text:p>
          </table:table-cell>
          <table:table-cell table:formula="of:=[.D10]*[.$H2]" office:value-type="float" office:value="1800" calcext:value-type="float">
            <text:p>1800</text:p>
          </table:table-cell>
          <table:table-cell table:formula="of:=[.E10]*[.$H2]" office:value-type="float" office:value="900" calcext:value-type="float">
            <text:p>900</text:p>
          </table:table-cell>
          <table:table-cell table:formula="of:=[.F10]*[.$H2]" office:value-type="float" office:value="450" calcext:value-type="float">
            <text:p>450</text:p>
          </table:table-cell>
          <table:table-cell table:formula="of:=[.G10]*[.$H2]" office:value-type="float" office:value="225" calcext:value-type="float">
            <text:p>225</text:p>
          </table:table-cell>
          <table:table-cell table:formula="of:=[.H10]*[.$H2]" office:value-type="float" office:value="112.5" calcext:value-type="float">
            <text:p>112.5</text:p>
          </table:table-cell>
          <table:table-cell table:style-name="ce1" office:value-type="string" calcext:value-type="string">
            <text:p>Expansion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4</text:p>
          </table:table-cell>
          <table:table-cell table:number-columns-repeated="2"/>
          <table:table-cell table:style-name="ce1"/>
          <table:table-cell table:style-name="ce1" table:formula="of:=[.$B$2]*[.$J$1]" office:value-type="float" office:value="3600" calcext:value-type="float">
            <text:p>3600</text:p>
          </table:table-cell>
          <table:table-cell table:formula="of:=[.E11]*[.$H2]" office:value-type="float" office:value="1800" calcext:value-type="float">
            <text:p>1800</text:p>
          </table:table-cell>
          <table:table-cell table:formula="of:=[.F11]*[.$H2]" office:value-type="float" office:value="900" calcext:value-type="float">
            <text:p>900</text:p>
          </table:table-cell>
          <table:table-cell table:formula="of:=[.G11]*[.$H2]" office:value-type="float" office:value="450" calcext:value-type="float">
            <text:p>450</text:p>
          </table:table-cell>
          <table:table-cell table:formula="of:=[.H11]*[.$H2]" office:value-type="float" office:value="225" calcext:value-type="float">
            <text:p>225</text:p>
          </table:table-cell>
          <table:table-cell table:style-name="ce1" office:value-type="string" calcext:value-type="string">
            <text:p>Expansion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5</text:p>
          </table:table-cell>
          <table:table-cell table:number-columns-repeated="2"/>
          <table:table-cell table:style-name="ce1"/>
          <table:table-cell/>
          <table:table-cell table:style-name="ce1" table:formula="of:=[.$B$3]*[.$J$2]" office:value-type="float" office:value="6000" calcext:value-type="float">
            <text:p>6000</text:p>
          </table:table-cell>
          <table:table-cell table:formula="of:=[.F12]*[.$H2]" office:value-type="float" office:value="3000" calcext:value-type="float">
            <text:p>3000</text:p>
          </table:table-cell>
          <table:table-cell table:formula="of:=[.G12]*[.$H2]" office:value-type="float" office:value="1500" calcext:value-type="float">
            <text:p>1500</text:p>
          </table:table-cell>
          <table:table-cell table:formula="of:=[.H12]*[.$H2]" office:value-type="float" office:value="750" calcext:value-type="float">
            <text:p>750</text:p>
          </table:table-cell>
          <table:table-cell table:style-name="ce1"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6</text:p>
          </table:table-cell>
          <table:table-cell table:number-columns-repeated="2"/>
          <table:table-cell table:style-name="ce1"/>
          <table:table-cell table:number-columns-repeated="2"/>
          <table:table-cell table:style-name="ce1" table:formula="of:=[.$B$3]*[.$J$2]" office:value-type="float" office:value="6000" calcext:value-type="float">
            <text:p>6000</text:p>
          </table:table-cell>
          <table:table-cell table:formula="of:=[.G13]*[.$H2]" office:value-type="float" office:value="3000" calcext:value-type="float">
            <text:p>3000</text:p>
          </table:table-cell>
          <table:table-cell table:formula="of:=[.H13]*[.$H2]" office:value-type="float" office:value="1500" calcext:value-type="float">
            <text:p>1500</text:p>
          </table:table-cell>
          <table:table-cell table:style-name="ce1"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7</text:p>
          </table:table-cell>
          <table:table-cell table:number-columns-repeated="2"/>
          <table:table-cell table:style-name="ce1"/>
          <table:table-cell table:number-columns-repeated="3"/>
          <table:table-cell table:style-name="ce1" table:formula="of:=[.$B$3]*[.$J$2]" office:value-type="float" office:value="6000" calcext:value-type="float">
            <text:p>6000</text:p>
          </table:table-cell>
          <table:table-cell table:formula="of:=[.H14]*[.$H2]" office:value-type="float" office:value="3000" calcext:value-type="float">
            <text:p>3000</text:p>
          </table:table-cell>
          <table:table-cell table:style-name="ce1"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 table:formula="of:=[.$B$3]*[.$J$2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:.B13])" office:value-type="float" office:value="1800" calcext:value-type="float">
            <text:p>1800</text:p>
          </table:table-cell>
          <table:table-cell table:formula="of:=SUM([.C8:.C13])" office:value-type="float" office:value="2700" calcext:value-type="float">
            <text:p>2700</text:p>
          </table:table-cell>
          <table:table-cell table:style-name="ce1" table:formula="of:=SUM([.D8:.D13])" office:value-type="float" office:value="4950" calcext:value-type="float">
            <text:p>4950</text:p>
          </table:table-cell>
          <table:table-cell table:formula="of:=SUM([.E8:.E13])" office:value-type="float" office:value="6075" calcext:value-type="float">
            <text:p>6075</text:p>
          </table:table-cell>
          <table:table-cell table:formula="of:=SUM([.F8:.F13])" office:value-type="float" office:value="9037.5" calcext:value-type="float">
            <text:p>9037.5</text:p>
          </table:table-cell>
          <table:table-cell table:formula="of:=SUM([.G8:.G13])" office:value-type="float" office:value="10518.75" calcext:value-type="float">
            <text:p>10518.75</text:p>
          </table:table-cell>
          <table:table-cell table:formula="of:=SUM([.H8:.H14])" office:value-type="float" office:value="11259.375" calcext:value-type="float">
            <text:p>11259.375</text:p>
          </table:table-cell>
          <table:table-cell table:formula="of:=SUM([.I8:.I15])" office:value-type="float" office:value="11629.6875" calcext:value-type="float">
            <text:p>11629.6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[.B16]-[.B41]" office:value-type="float" office:value="1511.88" calcext:value-type="float">
            <text:p>1511.88</text:p>
          </table:table-cell>
          <table:table-cell table:formula="of:=[.C16]-[.C41]" office:value-type="float" office:value="2332.14" calcext:value-type="float">
            <text:p>2332.14</text:p>
          </table:table-cell>
          <table:table-cell table:style-name="ce1" table:formula="of:=[.D16]-[.D41]" office:value-type="float" office:value="4489.11" calcext:value-type="float">
            <text:p>4489.11</text:p>
          </table:table-cell>
          <table:table-cell table:formula="of:=[.E16]-[.E41]" office:value-type="float" office:value="5574.24" calcext:value-type="float">
            <text:p>5574.24</text:p>
          </table:table-cell>
          <table:table-cell table:formula="of:=[.F16]-[.F41]" office:value-type="float" office:value="8457" calcext:value-type="float">
            <text:p>8457</text:p>
          </table:table-cell>
          <table:table-cell table:formula="of:=[.G16]-[.G41]" office:value-type="float" office:value="9898.38" calcext:value-type="float">
            <text:p>9898.38</text:p>
          </table:table-cell>
          <table:table-cell table:formula="of:=[.H16]-[.H41]" office:value-type="float" office:value="10625.715" calcext:value-type="float">
            <text:p>10625.715</text:p>
          </table:table-cell>
          <table:table-cell table:formula="of:=[.I16]-[.I41]" office:value-type="float" office:value="10982.7375" calcext:value-type="float">
            <text:p>10982.73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<text:span text:style-name="T1">st</text:span> Month Net If Lump Annual</text:p>
          </table:table-cell>
          <table:table-cell table:formula="of:=[.B16]-[.K49]-[.J52]" office:value-type="float" office:value="96.8399999999997" calcext:value-type="float">
            <text:p>96.8399999999997</text:p>
          </table:table-cell>
          <table:table-cell/>
          <table:table-cell table:style-name="ce1"/>
          <table:table-cell table:number-columns-repeated="3"/>
          <table:table-cell table:style-name="ce1" office:value-type="string" calcext:value-type="string">
            <text:p>Exclaim Earnings</text:p>
          </table:table-cell>
          <table:table-cell table:style-name="ce6" table:formula="of:=4000*3" office:value-type="float" office:value="12000" calcext:value-type="float">
            <text:p>12000</text:p>
          </table:table-cell>
          <table:table-cell table:style-name="ce1" office:value-type="string" calcext:value-type="string">
            <text:p>Year 1 (Optimistic...)</text:p>
          </table:table-cell>
          <table:table-cell table:style-name="ce1" office:value-type="string" calcext:value-type="string">
            <text:p>Year 2</text:p>
          </table:table-cell>
          <table:table-cell table:style-name="ce1" office:value-type="string" calcext:value-type="string">
            <text:p>Averaged</text:p>
          </table:table-cell>
          <table:table-cell table:style-name="ce1"/>
        </table:table-row>
        <table:table-row table:style-name="ro1">
          <table:table-cell office:value-type="string" calcext:value-type="string">
            <text:p>Monthly Personal Earnings</text:p>
          </table:table-cell>
          <table:table-cell table:formula="of:=[.B17]" office:value-type="float" office:value="1511.88" calcext:value-type="float">
            <text:p>1511.88</text:p>
          </table:table-cell>
          <table:table-cell table:formula="of:=[.C17]" office:value-type="float" office:value="2332.14" calcext:value-type="float">
            <text:p>2332.14</text:p>
          </table:table-cell>
          <table:table-cell table:formula="of:=[.$H$3]"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formula="of:=[.$H$4]" office:value-type="float" office:value="8000" calcext:value-type="float">
            <text:p>8000</text:p>
          </table:table-cell>
          <table:table-cell table:formula="of:=[.$H$4]" office:value-type="float" office:value="8000" calcext:value-type="float">
            <text:p>8000</text:p>
          </table:table-cell>
          <table:table-cell table:formula="of:=[.$H$4]" office:value-type="float" office:value="8000" calcext:value-type="float">
            <text:p>8000</text:p>
          </table:table-cell>
          <table:table-cell table:formula="of:=[.$H$4]" office:value-type="float" office:value="8000" calcext:value-type="float">
            <text:p>8000</text:p>
          </table:table-cell>
          <table:table-cell table:style-name="ce5" table:formula="of:=[.$I$18]+[.$B$19]*2+[.$C$19]*3+[.$D$19]*3" office:value-type="float" office:value="37020.18" calcext:value-type="float">
            <text:p>37020.18</text:p>
          </table:table-cell>
          <table:table-cell table:style-name="ce5" table:formula="of:=[.$F$19]*3+[.$G$19]*3+[.$H$19]*3+[.$I$19]*3" office:value-type="float" office:value="96000" calcext:value-type="float">
            <text:p>96000</text:p>
          </table:table-cell>
          <table:table-cell table:formula="of:=([.K19]+[.J19])/2" office:value-type="float" office:value="66510.09" calcext:value-type="float">
            <text:p>66510.09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1 – 2.5</text:p>
          </table:table-cell>
          <table:table-cell office:value-type="string" calcext:value-type="string">
            <text:p>3 – 4.5</text:p>
          </table:table-cell>
          <table:table-cell office:value-type="string" calcext:value-type="string">
            <text:p>5 – 6.5</text:p>
          </table:table-cell>
          <table:table-cell office:value-type="string" calcext:value-type="string">
            <text:p>7 – 9.5</text:p>
          </table:table-cell>
          <table:table-cell office:value-type="string" calcext:value-type="string">
            <text:p>10 – 12.5</text:p>
          </table:table-cell>
          <table:table-cell office:value-type="string" calcext:value-type="string">
            <text:p>13 – 15.5</text:p>
          </table:table-cell>
          <table:table-cell office:value-type="string" calcext:value-type="string">
            <text:p>16 – 17.5</text:p>
          </table:table-cell>
          <table:table-cell office:value-type="string" calcext:value-type="string">
            <text:p>18-1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ons/Milestones</text:p>
          </table:table-cell>
          <table:table-cell table:style-name="ce1" office:value-type="string" calcext:value-type="string">
            <text:p>Prep Starter Projects</text:p>
          </table:table-cell>
          <table:table-cell table:style-name="ce1" office:value-type="string" calcext:value-type="string">
            <text:p>Reach Out To Trainers</text:p>
          </table:table-cell>
          <table:table-cell table:style-name="ce1" office:value-type="string" calcext:value-type="string">
            <text:p>2 Trainer Workshops</text:p>
          </table:table-cell>
          <table:table-cell table:style-name="ce1" office:value-type="string" calcext:value-type="string">
            <text:p>8 <text:s/>Trainer Sessions</text:p>
          </table:table-cell>
          <table:table-cell table:style-name="ce1" office:value-type="string" calcext:value-type="string">
            <text:p>16 Trainer Sessions</text:p>
          </table:table-cell>
          <table:table-cell table:style-name="ce1" office:value-type="string" calcext:value-type="string">
            <text:p>24 Trainer Sessions</text:p>
          </table:table-cell>
          <table:table-cell table:style-name="ce1" office:value-type="string" calcext:value-type="string">
            <text:p>32 Trainer Sessions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Trainer Session Delta&gt;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Num Train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Trainer Delta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eekly Workshops</text:p>
          </table:table-cell>
          <table:table-cell table:formula="of:=[.$E1]" office:value-type="float" office:value="2" calcext:value-type="float">
            <text:p>2</text:p>
          </table:table-cell>
          <table:table-cell table:formula="of:=[.$E1]+([.C6]-1)" office:value-type="float" office:value="3" calcext:value-type="float">
            <text:p>3</text:p>
          </table:table-cell>
          <table:table-cell table:style-name="ce1" table:formula="of:=[.$E1]+([.D6]-1)" office:value-type="float" office:value="4" calcext:value-type="float">
            <text:p>4</text:p>
          </table:table-cell>
          <table:table-cell table:formula="of:=[.$E1]+([.E6]-1)" office:value-type="float" office:value="5" calcext:value-type="float">
            <text:p>5</text:p>
          </table:table-cell>
          <table:table-cell table:formula="of:=[.$E1]+([.F6]-1)" office:value-type="float" office:value="6" calcext:value-type="float">
            <text:p>6</text:p>
          </table:table-cell>
          <table:table-cell table:formula="of:=[.$E1]+([.G6]-1)" office:value-type="float" office:value="7" calcext:value-type="float">
            <text:p>7</text:p>
          </table:table-cell>
          <table:table-cell table:formula="of:=[.$E1]+([.H6]-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hly Workshops</text:p>
          </table:table-cell>
          <table:table-cell table:formula="of:=[.B27]*4" office:value-type="float" office:value="8" calcext:value-type="float">
            <text:p>8</text:p>
          </table:table-cell>
          <table:table-cell table:formula="of:=[.C27]*4" office:value-type="float" office:value="12" calcext:value-type="float">
            <text:p>12</text:p>
          </table:table-cell>
          <table:table-cell table:style-name="ce1" table:formula="of:=[.D27]*4" office:value-type="float" office:value="16" calcext:value-type="float">
            <text:p>16</text:p>
          </table:table-cell>
          <table:table-cell table:formula="of:=[.E27]*4" office:value-type="float" office:value="20" calcext:value-type="float">
            <text:p>20</text:p>
          </table:table-cell>
          <table:table-cell table:formula="of:=[.F27]*4" office:value-type="float" office:value="24" calcext:value-type="float">
            <text:p>24</text:p>
          </table:table-cell>
          <table:table-cell table:formula="of:=[.G27]*4" office:value-type="float" office:value="28" calcext:value-type="float">
            <text:p>28</text:p>
          </table:table-cell>
          <table:table-cell table:formula="of:=[.H27]*4" office:value-type="float" office:value="32" calcext:value-type="float">
            <text:p>3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Remainder</text:p>
          </table:table-cell>
          <table:table-cell table:formula="of:=[.D17]-[.$H$3]" office:value-type="float" office:value="-510.89" calcext:value-type="float">
            <text:p>-510.89</text:p>
          </table:table-cell>
          <table:table-cell table:formula="of:=[.E17]-[.E19]" office:value-type="float" office:value="-425.76" calcext:value-type="float">
            <text:p>-425.76</text:p>
          </table:table-cell>
          <table:table-cell table:formula="of:=[.F17]-[.$H$4]" office:value-type="float" office:value="457" calcext:value-type="float">
            <text:p>457</text:p>
          </table:table-cell>
          <table:table-cell table:formula="of:=[.G17]-[.$H$4]" office:value-type="float" office:value="1898.38" calcext:value-type="float">
            <text:p>1898.38</text:p>
          </table:table-cell>
          <table:table-cell table:formula="of:=[.H17]-[.$H$4]" office:value-type="float" office:value="2625.715" calcext:value-type="float">
            <text:p>2625.715</text:p>
          </table:table-cell>
          <table:table-cell table:formula="of:=[.I17]-[.$H$4]" office:value-type="float" office:value="2982.7375" calcext:value-type="float">
            <text:p>2982.73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75/session</text:p>
          </table:table-cell>
          <table:table-cell table:formula="of:=FLOOR([.D31]/75)" office:value-type="float" office:value="-7" calcext:value-type="float">
            <text:p>-7</text:p>
          </table:table-cell>
          <table:table-cell table:formula="of:=FLOOR([.E31]/75)" office:value-type="float" office:value="-6" calcext:value-type="float">
            <text:p>-6</text:p>
          </table:table-cell>
          <table:table-cell table:formula="of:=FLOOR([.F31]/75)" office:value-type="float" office:value="6" calcext:value-type="float">
            <text:p>6</text:p>
          </table:table-cell>
          <table:table-cell table:formula="of:=FLOOR([.G31]/75)" office:value-type="float" office:value="25" calcext:value-type="float">
            <text:p>25</text:p>
          </table:table-cell>
          <table:table-cell table:formula="of:=FLOOR([.H31]/75)" office:value-type="float" office:value="35" calcext:value-type="float">
            <text:p>35</text:p>
          </table:table-cell>
          <table:table-cell table:formula="of:=FLOOR([.I31]/75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y Sessions</text:p>
          </table:table-cell>
          <table:table-cell table:formula="of:=[.D28]-[.D33]" office:value-type="float" office:value="23" calcext:value-type="float">
            <text:p>23</text:p>
          </table:table-cell>
          <table:table-cell table:formula="of:=[.E28]-[.E33]" office:value-type="float" office:value="26" calcext:value-type="float">
            <text:p>26</text:p>
          </table:table-cell>
          <table:table-cell table:formula="of:=[.F28]-[.F33]" office:value-type="float" office:value="18" calcext:value-type="float">
            <text:p>18</text:p>
          </table:table-cell>
          <table:table-cell table:formula="of:=[.G28]-[.G33]" office:value-type="float" office:value="3" calcext:value-type="float">
            <text:p>3</text:p>
          </table:table-cell>
          <table:table-cell table:formula="of:=[.H28]-[.H33]" office:value-type="float" office:value="-3" calcext:value-type="float">
            <text:p>-3</text:p>
          </table:table-cell>
          <table:table-cell table:formula="of:=[.I28]-[.I33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50/session</text:p>
          </table:table-cell>
          <table:table-cell table:formula="of:=FLOOR([.D31]/150)" office:value-type="float" office:value="-4" calcext:value-type="float">
            <text:p>-4</text:p>
          </table:table-cell>
          <table:table-cell table:formula="of:=FLOOR([.E31]/150)" office:value-type="float" office:value="-3" calcext:value-type="float">
            <text:p>-3</text:p>
          </table:table-cell>
          <table:table-cell table:formula="of:=FLOOR([.F31]/150)" office:value-type="float" office:value="3" calcext:value-type="float">
            <text:p>3</text:p>
          </table:table-cell>
          <table:table-cell table:formula="of:=FLOOR([.G31]/150)" office:value-type="float" office:value="12" calcext:value-type="float">
            <text:p>12</text:p>
          </table:table-cell>
          <table:table-cell table:formula="of:=FLOOR([.H31]/150)" office:value-type="float" office:value="17" calcext:value-type="float">
            <text:p>17</text:p>
          </table:table-cell>
          <table:table-cell table:formula="of:=FLOOR([.I31]/150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y Sessions</text:p>
          </table:table-cell>
          <table:table-cell table:formula="of:=[.D28]-[.D36]" office:value-type="float" office:value="20" calcext:value-type="float">
            <text:p>20</text:p>
          </table:table-cell>
          <table:table-cell table:formula="of:=[.E28]-[.E36]" office:value-type="float" office:value="23" calcext:value-type="float">
            <text:p>23</text:p>
          </table:table-cell>
          <table:table-cell table:formula="of:=[.F28]-[.F36]" office:value-type="float" office:value="21" calcext:value-type="float">
            <text:p>21</text:p>
          </table:table-cell>
          <table:table-cell table:formula="of:=[.G28]-[.G36]" office:value-type="float" office:value="16" calcext:value-type="float">
            <text:p>16</text:p>
          </table:table-cell>
          <table:table-cell table:formula="of:=[.H28]-[.H36]" office:value-type="float" office:value="15" calcext:value-type="float">
            <text:p>15</text:p>
          </table:table-cell>
          <table:table-cell table:formula="of:=[.I28]-[.I36]" office:value-type="float" office:value="-19" calcext:value-type="float">
            <text:p>-19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onthly Infra Cost</text:p>
          </table:table-cell>
          <table:table-cell table:formula="of:=[.$J$49]+([.B5]*[.$J$51])" office:value-type="float" office:value="288.12" calcext:value-type="float">
            <text:p>288.12</text:p>
          </table:table-cell>
          <table:table-cell table:formula="of:=[.$J$49]+([.C5]*[.$J$51])" office:value-type="float" office:value="367.86" calcext:value-type="float">
            <text:p>367.86</text:p>
          </table:table-cell>
          <table:table-cell table:formula="of:=[.$J$49]+([.D5]*[.$J$51])" office:value-type="float" office:value="460.89" calcext:value-type="float">
            <text:p>460.89</text:p>
          </table:table-cell>
          <table:table-cell table:formula="of:=[.$J$49]+([.E5]*[.$J$51])" office:value-type="float" office:value="500.76" calcext:value-type="float">
            <text:p>500.76</text:p>
          </table:table-cell>
          <table:table-cell table:formula="of:=[.$J$49]+([.F5]*[.$J$51])" office:value-type="float" office:value="580.5" calcext:value-type="float">
            <text:p>580.5</text:p>
          </table:table-cell>
          <table:table-cell table:formula="of:=[.$J$49]+([.G5]*[.$J$51])" office:value-type="float" office:value="620.37" calcext:value-type="float">
            <text:p>620.37</text:p>
          </table:table-cell>
          <table:table-cell table:formula="of:=[.$J$49]+([.H5]*[.$J$51])" office:value-type="float" office:value="633.66" calcext:value-type="float">
            <text:p>633.66</text:p>
          </table:table-cell>
          <table:table-cell table:formula="of:=[.$J$49]+([.I5]*[.$J$51])" office:value-type="float" office:value="646.95" calcext:value-type="float">
            <text:p>64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User Infra Cost</text:p>
          </table:table-cell>
          <table:table-cell table:formula="of:=[.B41]/[.B5]" office:value-type="float" office:value="24.01" calcext:value-type="float">
            <text:p>24.01</text:p>
          </table:table-cell>
          <table:table-cell table:formula="of:=[.C41]/[.C5]" office:value-type="float" office:value="20.4366666666667" calcext:value-type="float">
            <text:p>20.4366666666667</text:p>
          </table:table-cell>
          <table:table-cell table:formula="of:=[.D41]/[.D5]" office:value-type="float" office:value="18.4356" calcext:value-type="float">
            <text:p>18.4356</text:p>
          </table:table-cell>
          <table:table-cell table:formula="of:=[.E41]/[.E5]" office:value-type="float" office:value="17.8842857142857" calcext:value-type="float">
            <text:p>17.8842857142857</text:p>
          </table:table-cell>
          <table:table-cell table:formula="of:=[.F41]/[.F5]" office:value-type="float" office:value="17.0735294117647" calcext:value-type="float">
            <text:p>17.0735294117647</text:p>
          </table:table-cell>
          <table:table-cell table:formula="of:=[.G41]/[.G5]" office:value-type="float" office:value="16.7667567567568" calcext:value-type="float">
            <text:p>16.7667567567568</text:p>
          </table:table-cell>
          <table:table-cell table:formula="of:=[.H41]/[.H5]" office:value-type="float" office:value="16.6752631578947" calcext:value-type="float">
            <text:p>16.6752631578947</text:p>
          </table:table-cell>
          <table:table-cell table:formula="of:=[.I41]/[.I5]" office:value-type="float" office:value="16.5884615384615" calcext:value-type="float">
            <text:p>16.5884615384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 of Monthly Infra</text:p>
          </table:table-cell>
          <table:table-cell table:formula="of:=[.B42]/[.$B$1]" office:value-type="float" office:value="0.160066666666667" calcext:value-type="float">
            <text:p>0.160066666666667</text:p>
          </table:table-cell>
          <table:table-cell table:formula="of:=[.C42]/[.$B$1]" office:value-type="float" office:value="0.136244444444444" calcext:value-type="float">
            <text:p>0.136244444444444</text:p>
          </table:table-cell>
          <table:table-cell table:formula="of:=[.D42]/[.$B$2]" office:value-type="float" office:value="0.081936" calcext:value-type="float">
            <text:p>0.081936</text:p>
          </table:table-cell>
          <table:table-cell table:formula="of:=[.E42]/[.$B$2]" office:value-type="float" office:value="0.0794857142857143" calcext:value-type="float">
            <text:p>0.079485714285714</text:p>
          </table:table-cell>
          <table:table-cell table:formula="of:=[.F42]/[.$B$3]" office:value-type="float" office:value="0.0569117647058824" calcext:value-type="float">
            <text:p>0.056911764705882</text:p>
          </table:table-cell>
          <table:table-cell table:formula="of:=[.G42]/[.$B$3]" office:value-type="float" office:value="0.0558891891891892" calcext:value-type="float">
            <text:p>0.055889189189189</text:p>
          </table:table-cell>
          <table:table-cell table:formula="of:=[.H42]/[.$B$3]" office:value-type="float" office:value="0.0555842105263158" calcext:value-type="float">
            <text:p>0.055584210526316</text:p>
          </table:table-cell>
          <table:table-cell table:formula="of:=[.I42]/[.$B$3]" office:value-type="float" office:value="0.0552948717948718" calcext:value-type="float">
            <text:p>0.05529487179487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xchange Rate</text:p>
          </table:table-cell>
          <table:table-cell office:value-type="float" office:value="1.34" calcext:value-type="float">
            <text:p>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scription Cost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Sertifier</text:p>
          </table:table-cell>
          <table:table-cell table:style-name="ce1" office:value-type="string" calcext:value-type="string">
            <text:p>MiniCourseGenerator</text:p>
          </table:table-cell>
          <table:table-cell table:style-name="ce1" office:value-type="string" calcext:value-type="string">
            <text:p>Github Teams</text:p>
          </table:table-cell>
          <table:table-cell table:style-name="ce1" office:value-type="string" calcext:value-type="string">
            <text:p>GoTo Meeting</text:p>
          </table:table-cell>
          <table:table-cell table:style-name="ce1" office:value-type="string" calcext:value-type="string">
            <text:p>Replit</text:p>
          </table:table-cell>
          <table:table-cell table:style-name="ce1" office:value-type="string" calcext:value-type="string">
            <text:p>Payment Proce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 USD</text:p>
          </table:table-cell>
          <table:table-cell table:style-name="ce5" office:value-type="float" office:value="18.75" calcext:value-type="float">
            <text:p>18.75</text:p>
          </table:table-cell>
          <table:table-cell table:style-name="ce5" office:value-type="float" office:value="23.25" calcext:value-type="float">
            <text:p>23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 CAD</text:p>
          </table:table-cell>
          <table:table-cell table:formula="of:=[.B48]*[.$B45]" office:value-type="float" office:value="25.125" calcext:value-type="float">
            <text:p>25.125</text:p>
          </table:table-cell>
          <table:table-cell table:formula="of:=[.C48]*[.$B45]" office:value-type="float" office:value="31.155" calcext:value-type="float">
            <text:p>31.155</text:p>
          </table:table-cell>
          <table:table-cell/>
          <table:table-cell table:formula="of:=[.E48]*[.$B45]" office:value-type="float" office:value="32.16" calcext:value-type="float">
            <text:p>32.16</text:p>
          </table:table-cell>
          <table:table-cell/>
          <table:table-cell table:formula="of:=[.G48]*[.$B45]" office:value-type="float" office:value="40.2" calcext:value-type="float">
            <text:p>40.2</text:p>
          </table:table-cell>
          <table:table-cell/>
          <table:table-cell table:style-name="ce1" office:value-type="string" calcext:value-type="string">
            <text:p>Total Flat</text:p>
          </table:table-cell>
          <table:table-cell table:formula="of:=SUM([.B49:.G49])" office:value-type="float" office:value="128.64" calcext:value-type="float">
            <text:p>128.64</text:p>
          </table:table-cell>
          <table:table-cell table:formula="of:=[.J49]*12" office:value-type="float" office:value="1543.68" calcext:value-type="float">
            <text:p>154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User US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 User CAD</text:p>
          </table:table-cell>
          <table:table-cell table:number-columns-repeated="2"/>
          <table:table-cell table:formula="of:=[.D50]*[.$B45]" office:value-type="float" office:value="5.36" calcext:value-type="float">
            <text:p>5.36</text:p>
          </table:table-cell>
          <table:table-cell table:formula="of:=[.E49]/[.$B$5]" office:value-type="float" office:value="2.68" calcext:value-type="float">
            <text:p>2.68</text:p>
          </table:table-cell>
          <table:table-cell/>
          <table:table-cell office:value-type="float" office:value="5.25" calcext:value-type="float">
            <text:p>5.25</text:p>
          </table:table-cell>
          <table:table-cell/>
          <table:table-cell table:style-name="ce1" office:value-type="string" calcext:value-type="string">
            <text:p>Total/User</text:p>
          </table:table-cell>
          <table:table-cell table:formula="of:=SUM([.D51:.G51])" office:value-type="float" office:value="13.29" calcext:value-type="float">
            <text:p>13.2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Total/Full Cohort</text:p>
          </table:table-cell>
          <table:table-cell table:formula="of:=[.J51]*[.$B$5]" office:value-type="float" office:value="159.48" calcext:value-type="float">
            <text:p>159.48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Certs/Badges</text:p>
          </table:table-cell>
          <table:table-cell table:style-name="ce1" office:value-type="string" calcext:value-type="string">
            <text:p>KB &amp; Progress Tracking</text:p>
          </table:table-cell>
          <table:table-cell table:style-name="ce1" office:value-type="string" calcext:value-type="string">
            <text:p>Repo/Ops Mgmnt</text:p>
          </table:table-cell>
          <table:table-cell table:style-name="ce1" office:value-type="string" calcext:value-type="string">
            <text:p>Workshop</text:p>
          </table:table-cell>
          <table:table-cell table:style-name="ce1" office:value-type="string" calcext:value-type="string">
            <text:p>IDE/Paired Programming</text:p>
          </table:table-cell>
          <table:table-cell table:style-name="ce1" office:value-type="string" calcext:value-type="string">
            <text:p>Accounting/Payment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02:09:40.672763645</meta:creation-date>
    <dc:date>2023-01-19T01:23:52.552858734</dc:date>
    <meta:editing-duration>P10DT1H58M26S</meta:editing-duration>
    <meta:editing-cycles>27</meta:editing-cycles>
    <meta:generator>LibreOffice/6.4.7.2$Linux_X86_64 LibreOffice_project/40$Build-2</meta:generator>
    <meta:document-statistic meta:table-count="3" meta:cell-count="803" meta:object-count="0"/>
  </office:meta>
</office:document-meta>
</file>